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Times New Roman Standard" svg:font-family="Times New Roman Standard" style:font-family-generic="roman" style:font-pitch="variable"/>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Symbol" style:font-charset="x-symbol" svg:font-family="Symbol" style:font-family-generic="roman" style:font-pitch="variable" svg:panose-1="5 5 1 2 1 7 6 2 5 7"/>
    <style:font-face style:name="Times New Roman Standard CE" svg:font-family="Times New Roman Standard CE" style:font-family-generic="roman" style:font-pitch="variable"/>
    <style:font-face style:name="Times New Roman Standard Greek" svg:font-family="Times New Roman Standard Greek" style:font-family-generic="roman" style:font-pitch="variable"/>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justify" fo:line-height="150%"/>
      <style:text-properties fo:font-weight="bold" style:font-weight-asian="bold" style:font-weight-complex="bold" fo:font-size="12pt" style:font-size-asian="12pt" style:font-size-complex="12pt"/>
    </style:style>
    <style:style style:name="P3" style:parent-style-name="Standard" style:family="paragraph">
      <style:paragraph-properties fo:text-align="center" fo:line-height="150%"/>
      <style:text-properties fo:font-weight="bold" style:font-weight-asian="bold" style:font-weight-complex="bold" fo:font-size="12pt" style:font-size-asian="12pt" style:font-size-complex="12pt" fo:language="en" fo:country="GB"/>
    </style:style>
    <style:style style:name="P4" style:parent-style-name="Standard" style:family="paragraph">
      <style:paragraph-properties fo:text-align="center" fo:line-height="150%"/>
    </style:style>
    <style:style style:name="T5" style:parent-style-name="Absatz-Standardschriftart" style:family="text">
      <style:text-properties fo:font-weight="bold" style:font-weight-asian="bold" style:font-weight-complex="bold" fo:font-size="12pt" style:font-size-asian="12pt" style:font-size-complex="12pt" fo:language="en" fo:country="GB"/>
    </style:style>
    <style:style style:name="P6" style:parent-style-name="Standard" style:family="paragraph">
      <style:paragraph-properties fo:text-align="justify" fo:line-height="150%"/>
      <style:text-properties fo:font-size="12pt" style:font-size-asian="12pt" style:font-size-complex="12pt" fo:language="en" fo:country="GB"/>
    </style:style>
    <style:style style:name="P7" style:parent-style-name="Standard" style:family="paragraph">
      <style:paragraph-properties fo:text-align="center" fo:line-height="150%"/>
    </style:style>
    <style:style style:name="T8" style:parent-style-name="Absatz-Standardschriftart" style:family="text">
      <style:text-properties fo:font-size="12pt" style:font-size-asian="12pt" style:font-size-complex="12pt"/>
    </style:style>
    <style:style style:name="T9" style:parent-style-name="Absatz-Standardschriftart" style:family="text">
      <style:text-properties style:font-name="Times New Roman Standard CE" style:font-name-asian="Times New Roman Standard CE" style:font-name-complex="Times New Roman Standard CE" fo:font-size="12pt" style:font-size-asian="12pt" style:font-size-complex="12pt"/>
    </style:style>
    <style:style style:name="T10" style:parent-style-name="Absatz-Standardschriftart" style:family="text">
      <style:text-properties fo:font-size="12pt" style:font-size-asian="12pt" style:font-size-complex="12pt"/>
    </style:style>
    <style:style style:name="T11" style:parent-style-name="Absatz-Standardschriftart" style:family="text">
      <style:text-properties style:text-position="25% 100%" fo:font-size="12pt" style:font-size-asian="12pt" style:font-size-complex="12pt"/>
    </style:style>
    <style:style style:name="T12" style:parent-style-name="Absatz-Standardschriftart" style:family="text">
      <style:text-properties fo:font-size="12pt" style:font-size-asian="12pt" style:font-size-complex="12pt"/>
    </style:style>
    <style:style style:name="P13" style:parent-style-name="Standard" style:family="paragraph">
      <style:paragraph-properties fo:text-align="justify" fo:line-height="150%"/>
      <style:text-properties fo:font-size="12pt" style:font-size-asian="12pt" style:font-size-complex="12pt"/>
    </style:style>
    <style:style style:name="P14" style:parent-style-name="Standard" style:family="paragraph">
      <style:paragraph-properties fo:line-height="150%"/>
    </style:style>
    <style:style style:name="T15" style:parent-style-name="Absatz-Standardschriftart" style:family="text">
      <style:text-properties fo:font-size="12pt" style:font-size-asian="12pt" style:font-size-complex="12pt"/>
    </style:style>
    <style:style style:name="T16" style:parent-style-name="Absatz-Standardschriftart" style:family="text">
      <style:text-properties style:font-name="Times New Roman Standard CE" style:font-name-asian="Times New Roman Standard CE" style:font-name-complex="Times New Roman Standard CE" fo:font-size="12pt" style:font-size-asian="12pt" style:font-size-complex="12pt"/>
    </style:style>
    <style:style style:name="T17" style:parent-style-name="Absatz-Standardschriftart" style:family="text">
      <style:text-properties fo:font-size="12pt" style:font-size-asian="12pt" style:font-size-complex="12pt"/>
    </style:style>
    <style:style style:name="T18" style:parent-style-name="Absatz-Standardschriftart" style:family="text">
      <style:text-properties style:font-name="Times New Roman Standard CE" style:font-name-asian="Times New Roman Standard CE" style:font-name-complex="Times New Roman Standard CE" fo:font-size="12pt" style:font-size-asian="12pt" style:font-size-complex="12pt"/>
    </style:style>
    <style:style style:name="T19" style:parent-style-name="Absatz-Standardschriftart" style:family="text">
      <style:text-properties fo:font-size="12pt" style:font-size-asian="12pt" style:font-size-complex="12pt"/>
    </style:style>
    <style:style style:name="T20" style:parent-style-name="Absatz-Standardschriftart" style:family="text">
      <style:text-properties fo:font-size="12pt" style:font-size-asian="12pt" style:font-size-complex="12pt"/>
    </style:style>
    <style:style style:name="P21" style:parent-style-name="Standard" style:family="paragraph">
      <style:paragraph-properties fo:line-height="150%"/>
      <style:text-properties fo:font-size="12pt" style:font-size-asian="12pt" style:font-size-complex="12pt"/>
    </style:style>
    <style:style style:name="P22" style:parent-style-name="Standard" style:family="paragraph">
      <style:paragraph-properties fo:line-height="150%"/>
    </style:style>
    <style:style style:name="T23" style:parent-style-name="Absatz-Standardschriftart" style:family="text">
      <style:text-properties style:text-position="25% 100%" fo:font-size="12pt" style:font-size-asian="12pt" style:font-size-complex="12pt"/>
    </style:style>
    <style:style style:name="T24" style:parent-style-name="Absatz-Standardschriftart" style:family="text">
      <style:text-properties fo:font-size="12pt" style:font-size-asian="12pt" style:font-size-complex="12pt"/>
    </style:style>
    <style:style style:name="T25" style:parent-style-name="Absatz-Standardschriftart" style:family="text">
      <style:text-properties style:font-name="Times New Roman Standard CE" style:font-name-asian="Times New Roman Standard CE" style:font-name-complex="Times New Roman Standard CE" fo:font-size="12pt" style:font-size-asian="12pt" style:font-size-complex="12pt"/>
    </style:style>
    <style:style style:name="T26" style:parent-style-name="Absatz-Standardschriftart" style:family="text">
      <style:text-properties fo:font-size="12pt" style:font-size-asian="12pt" style:font-size-complex="12pt"/>
    </style:style>
    <style:style style:name="T27" style:parent-style-name="Absatz-Standardschriftart" style:family="text">
      <style:text-properties style:font-name="Times New Roman Standard CE" style:font-name-asian="Times New Roman Standard CE" style:font-name-complex="Times New Roman Standard CE" fo:font-size="12pt" style:font-size-asian="12pt" style:font-size-complex="12pt"/>
    </style:style>
    <style:style style:name="T28" style:parent-style-name="Absatz-Standardschriftart" style:family="text">
      <style:text-properties fo:font-size="12pt" style:font-size-asian="12pt" style:font-size-complex="12pt"/>
    </style:style>
    <style:style style:name="P29" style:parent-style-name="Standard" style:family="paragraph">
      <style:paragraph-properties fo:text-align="justify" fo:line-height="150%"/>
      <style:text-properties fo:font-size="12pt" style:font-size-asian="12pt" style:font-size-complex="12pt"/>
    </style:style>
    <style:style style:name="P30" style:parent-style-name="Standard" style:family="paragraph">
      <style:paragraph-properties fo:text-align="justify" fo:line-height="150%"/>
      <style:text-properties fo:font-size="12pt" style:font-size-asian="12pt" style:font-size-complex="12pt"/>
    </style:style>
    <style:style style:name="P31" style:parent-style-name="Standard" style:family="paragraph">
      <style:paragraph-properties fo:text-align="justify" fo:line-height="150%"/>
    </style:style>
    <style:style style:name="T32" style:parent-style-name="Absatz-Standardschriftart" style:family="text">
      <style:text-properties fo:font-weight="bold" style:font-weight-asian="bold" style:font-weight-complex="bold" fo:font-size="12pt" style:font-size-asian="12pt" style:font-size-complex="12pt" fo:language="en" fo:country="GB"/>
    </style:style>
    <style:style style:name="P33" style:parent-style-name="Standard" style:family="paragraph">
      <style:paragraph-properties fo:text-align="justify" fo:line-height="150%"/>
    </style:style>
    <style:style style:name="T34" style:parent-style-name="Absatz-Standardschriftart" style:family="text">
      <style:text-properties fo:font-size="12pt" style:font-size-asian="12pt" style:font-size-complex="12pt" fo:language="en" fo:country="GB"/>
    </style:style>
    <style:style style:name="T35" style:parent-style-name="Absatz-Standardschriftart" style:family="text">
      <style:text-properties fo:font-size="12pt" style:font-size-asian="12pt" style:font-size-complex="12pt" fo:language="en" fo:country="GB"/>
    </style:style>
    <style:style style:name="P36" style:parent-style-name="Standard" style:family="paragraph">
      <style:paragraph-properties fo:text-align="justify" fo:line-height="150%"/>
      <style:text-properties fo:font-size="12pt" style:font-size-asian="12pt" style:font-size-complex="12pt" fo:language="en" fo:country="GB"/>
    </style:style>
    <style:style style:name="P37" style:parent-style-name="Standard" style:family="paragraph">
      <style:paragraph-properties fo:text-align="justify" fo:line-height="150%"/>
    </style:style>
    <style:style style:name="T38" style:parent-style-name="Absatz-Standardschriftart" style:family="text">
      <style:text-properties fo:font-weight="bold" style:font-weight-asian="bold" style:font-weight-complex="bold" fo:font-size="12pt" style:font-size-asian="12pt" style:font-size-complex="12pt" fo:language="en" fo:country="GB"/>
    </style:style>
    <style:style style:name="T39" style:parent-style-name="Absatz-Standardschriftart" style:family="text">
      <style:text-properties fo:font-size="12pt" style:font-size-asian="12pt" style:font-size-complex="12pt" fo:language="en" fo:country="GB"/>
    </style:style>
    <style:style style:name="P40" style:parent-style-name="Standard" style:family="paragraph">
      <style:paragraph-properties fo:text-align="justify" fo:line-height="150%"/>
      <style:text-properties fo:font-size="12pt" style:font-size-asian="12pt" style:font-size-complex="12pt" fo:language="en" fo:country="GB"/>
    </style:style>
    <style:style style:name="P41" style:parent-style-name="Standard" style:family="paragraph">
      <style:paragraph-properties fo:text-align="justify" fo:line-height="150%"/>
      <style:text-properties fo:font-size="12pt" style:font-size-asian="12pt" style:font-size-complex="12pt" fo:language="en" fo:country="GB"/>
    </style:style>
    <style:style style:name="P42" style:parent-style-name="Standard" style:family="paragraph">
      <style:paragraph-properties fo:text-align="justify" fo:line-height="150%"/>
    </style:style>
    <style:style style:name="T43" style:parent-style-name="Absatz-Standardschriftart" style:family="text">
      <style:text-properties fo:font-weight="bold" style:font-weight-asian="bold" style:font-weight-complex="bold" fo:font-size="12pt" style:font-size-asian="12pt" style:font-size-complex="12pt" fo:language="en" fo:country="GB"/>
    </style:style>
    <style:style style:name="T44" style:parent-style-name="Absatz-Standardschriftart" style:family="text">
      <style:text-properties fo:font-size="12pt" style:font-size-asian="12pt" style:font-size-complex="12pt" fo:language="en" fo:country="GB"/>
    </style:style>
    <style:style style:name="T45" style:parent-style-name="Absatz-Standardschriftart" style:family="text">
      <style:text-properties fo:font-size="12pt" style:font-size-asian="12pt" style:font-size-complex="12pt" fo:language="en" fo:country="GB"/>
    </style:style>
    <style:style style:name="T46" style:parent-style-name="Absatz-Standardschriftart" style:family="text">
      <style:text-properties style:font-name="Times New Roman Standard Greek" style:font-name-asian="Times New Roman Standard Greek" style:font-name-complex="Times New Roman Standard Greek" fo:font-size="12pt" style:font-size-asian="12pt" style:font-size-complex="12pt"/>
    </style:style>
    <style:style style:name="T47" style:parent-style-name="Absatz-Standardschriftart" style:family="text">
      <style:text-properties fo:font-size="12pt" style:font-size-asian="12pt" style:font-size-complex="12pt" fo:language="en" fo:country="GB"/>
    </style:style>
    <style:style style:name="T48" style:parent-style-name="Absatz-Standardschriftart" style:family="text">
      <style:text-properties fo:font-size="12pt" style:font-size-asian="12pt" style:font-size-complex="12pt" fo:language="en" fo:country="GB"/>
    </style:style>
    <style:style style:name="T49" style:parent-style-name="Absatz-Standardschriftart" style:family="text">
      <style:text-properties fo:font-size="12pt" style:font-size-asian="12pt" style:font-size-complex="12pt" fo:language="en" fo:country="GB"/>
    </style:style>
    <style:style style:name="P50" style:parent-style-name="Standard" style:family="paragraph">
      <style:paragraph-properties fo:text-align="justify" fo:line-height="150%"/>
      <style:text-properties fo:font-weight="bold" style:font-weight-asian="bold" style:font-weight-complex="bold" fo:font-size="12pt" style:font-size-asian="12pt" style:font-size-complex="12pt" fo:language="en" fo:country="GB"/>
    </style:style>
    <style:style style:name="P51" style:parent-style-name="Standard" style:family="paragraph">
      <style:paragraph-properties fo:text-align="justify" fo:line-height="150%"/>
      <style:text-properties fo:font-weight="bold" style:font-weight-asian="bold" style:font-weight-complex="bold" fo:font-size="12pt" style:font-size-asian="12pt" style:font-size-complex="12pt" fo:language="en" fo:country="GB"/>
    </style:style>
    <style:style style:name="P52" style:parent-style-name="Standard" style:family="paragraph">
      <style:paragraph-properties fo:text-align="justify" fo:line-height="150%"/>
    </style:style>
    <style:style style:name="T53" style:parent-style-name="Absatz-Standardschriftart" style:family="text">
      <style:text-properties fo:font-weight="bold" style:font-weight-asian="bold" style:font-weight-complex="bold" fo:font-size="12pt" style:font-size-asian="12pt" style:font-size-complex="12pt" fo:language="en" fo:country="GB"/>
    </style:style>
    <style:style style:name="P54" style:parent-style-name="Standard" style:family="paragraph">
      <style:paragraph-properties fo:text-align="justify" fo:line-height="150%"/>
      <style:text-properties fo:font-size="12pt" style:font-size-asian="12pt" style:font-size-complex="12pt" fo:language="en" fo:country="GB"/>
    </style:style>
    <style:style style:name="P55" style:parent-style-name="Standard" style:family="paragraph">
      <style:paragraph-properties fo:text-align="justify" fo:line-height="150%"/>
      <style:text-properties fo:font-size="12pt" style:font-size-asian="12pt" style:font-size-complex="12pt" fo:language="en" fo:country="GB"/>
    </style:style>
    <style:style style:name="P56" style:parent-style-name="Standard" style:family="paragraph">
      <style:paragraph-properties fo:text-align="justify" fo:line-height="150%"/>
      <style:text-properties fo:font-size="12pt" style:font-size-asian="12pt" style:font-size-complex="12pt" fo:language="en" fo:country="GB"/>
    </style:style>
    <style:style style:name="P57" style:parent-style-name="Standard" style:family="paragraph">
      <style:paragraph-properties fo:text-align="justify" fo:line-height="150%"/>
    </style:style>
    <style:style style:name="T58" style:parent-style-name="Absatz-Standardschriftart" style:family="text">
      <style:text-properties fo:font-size="12pt" style:font-size-asian="12pt" style:font-size-complex="12pt" fo:language="en" fo:country="GB"/>
    </style:style>
    <style:style style:name="T59" style:parent-style-name="Absatz-Standardschriftart" style:family="text">
      <style:text-properties fo:font-size="12pt" style:font-size-asian="12pt" style:font-size-complex="12pt" fo:language="en" fo:country="GB"/>
    </style:style>
    <style:style style:name="T60" style:parent-style-name="Absatz-Standardschriftart" style:family="text">
      <style:text-properties fo:font-size="12pt" style:font-size-asian="12pt" style:font-size-complex="12pt" fo:language="en" fo:country="GB"/>
    </style:style>
    <style:style style:name="T61" style:parent-style-name="Absatz-Standardschriftart" style:family="text">
      <style:text-properties style:text-position="-20.8% 100%" fo:font-size="12pt" style:font-size-asian="12pt" style:font-size-complex="12pt" fo:language="en" fo:country="GB"/>
    </style:style>
    <style:style style:name="T62" style:parent-style-name="Absatz-Standardschriftart" style:family="text">
      <style:text-properties fo:font-size="12pt" style:font-size-asian="12pt" style:font-size-complex="12pt" fo:language="en" fo:country="GB"/>
    </style:style>
    <style:style style:name="T63" style:parent-style-name="Absatz-Standardschriftart" style:family="text">
      <style:text-properties fo:font-size="12pt" style:font-size-asian="12pt" style:font-size-complex="12pt" fo:language="en" fo:country="GB"/>
    </style:style>
    <style:style style:name="T64" style:parent-style-name="Absatz-Standardschriftart" style:family="text">
      <style:text-properties style:text-position="25% 100%" fo:font-size="12pt" style:font-size-asian="12pt" style:font-size-complex="12pt" fo:language="en" fo:country="GB"/>
    </style:style>
    <style:style style:name="T65" style:parent-style-name="Absatz-Standardschriftart" style:family="text">
      <style:text-properties fo:font-size="12pt" style:font-size-asian="12pt" style:font-size-complex="12pt" fo:language="en" fo:country="GB"/>
    </style:style>
    <style:style style:name="P66" style:parent-style-name="Standard" style:family="paragraph">
      <style:paragraph-properties fo:text-align="justify" fo:line-height="150%"/>
      <style:text-properties fo:font-size="12pt" style:font-size-asian="12pt" style:font-size-complex="12pt" fo:language="en" fo:country="GB"/>
    </style:style>
    <style:style style:name="P67" style:parent-style-name="Standard" style:family="paragraph">
      <style:paragraph-properties fo:text-align="justify" fo:line-height="150%"/>
      <style:text-properties fo:font-size="12pt" style:font-size-asian="12pt" style:font-size-complex="12pt" fo:language="en" fo:country="GB"/>
    </style:style>
    <style:style style:name="P68" style:parent-style-name="Standard" style:family="paragraph">
      <style:paragraph-properties fo:text-align="justify" fo:line-height="150%"/>
      <style:text-properties fo:font-size="12pt" style:font-size-asian="12pt" style:font-size-complex="12pt" fo:language="en" fo:country="GB"/>
    </style:style>
    <style:style style:name="P69" style:parent-style-name="Standard" style:family="paragraph">
      <style:paragraph-properties fo:text-align="justify" fo:line-height="150%"/>
      <style:text-properties fo:font-size="12pt" style:font-size-asian="12pt" style:font-size-complex="12pt" fo:language="en" fo:country="GB"/>
    </style:style>
    <style:style style:name="P70" style:parent-style-name="Standard" style:family="paragraph">
      <style:paragraph-properties fo:text-align="justify" fo:line-height="150%"/>
    </style:style>
    <style:style style:name="T71" style:parent-style-name="Absatz-Standardschriftart" style:family="text">
      <style:text-properties fo:font-weight="bold" style:font-weight-asian="bold" style:font-weight-complex="bold" fo:font-size="12pt" style:font-size-asian="12pt" style:font-size-complex="12pt" fo:language="en" fo:country="GB"/>
    </style:style>
    <style:style style:name="P72" style:parent-style-name="Standard" style:family="paragraph">
      <style:paragraph-properties fo:text-align="justify" fo:line-height="150%"/>
      <style:text-properties fo:font-size="12pt" style:font-size-asian="12pt" style:font-size-complex="12pt" fo:language="en" fo:country="GB"/>
    </style:style>
    <style:style style:name="P73" style:parent-style-name="Standard" style:family="paragraph">
      <style:paragraph-properties fo:text-align="justify" fo:line-height="150%"/>
      <style:text-properties fo:font-size="12pt" style:font-size-asian="12pt" style:font-size-complex="12pt" fo:language="en" fo:country="GB"/>
    </style:style>
    <style:style style:name="P74" style:parent-style-name="Standard" style:family="paragraph">
      <style:paragraph-properties fo:text-align="justify" fo:line-height="150%"/>
      <style:text-properties fo:font-size="12pt" style:font-size-asian="12pt" style:font-size-complex="12pt" fo:language="en" fo:country="GB"/>
    </style:style>
    <style:style style:name="P75" style:parent-style-name="Standard" style:family="paragraph">
      <style:paragraph-properties fo:text-align="justify" fo:line-height="150%"/>
      <style:text-properties fo:font-size="12pt" style:font-size-asian="12pt" style:font-size-complex="12pt" fo:language="en" fo:country="GB"/>
    </style:style>
    <style:style style:name="P76" style:parent-style-name="Standard" style:family="paragraph">
      <style:paragraph-properties fo:text-align="justify" fo:line-height="150%"/>
      <style:text-properties fo:font-size="12pt" style:font-size-asian="12pt" style:font-size-complex="12pt" fo:language="en" fo:country="GB"/>
    </style:style>
    <style:style style:name="P77" style:parent-style-name="Standard" style:family="paragraph">
      <style:paragraph-properties fo:text-align="justify" fo:line-height="150%"/>
      <style:text-properties fo:font-size="12pt" style:font-size-asian="12pt" style:font-size-complex="12pt" fo:language="en" fo:country="GB"/>
    </style:style>
    <style:style style:name="P78" style:parent-style-name="Standard" style:family="paragraph">
      <style:paragraph-properties fo:text-align="justify" fo:line-height="150%"/>
      <style:text-properties fo:font-size="12pt" style:font-size-asian="12pt" style:font-size-complex="12pt" fo:language="en" fo:country="GB"/>
    </style:style>
    <style:style style:name="P79" style:parent-style-name="Standard" style:family="paragraph">
      <style:paragraph-properties fo:text-align="justify" fo:line-height="150%"/>
      <style:text-properties fo:font-size="12pt" style:font-size-asian="12pt" style:font-size-complex="12pt" fo:language="en" fo:country="GB"/>
    </style:style>
    <style:style style:name="P80" style:parent-style-name="Standard" style:family="paragraph">
      <style:paragraph-properties fo:text-align="justify" fo:line-height="150%"/>
      <style:text-properties fo:font-size="12pt" style:font-size-asian="12pt" style:font-size-complex="12pt" fo:language="en" fo:country="GB"/>
    </style:style>
    <style:style style:name="P81" style:parent-style-name="Standard" style:family="paragraph">
      <style:paragraph-properties fo:text-align="justify" fo:line-height="150%"/>
      <style:text-properties fo:font-size="12pt" style:font-size-asian="12pt" style:font-size-complex="12pt" fo:language="en" fo:country="GB"/>
    </style:style>
    <style:style style:name="P82" style:parent-style-name="Standard" style:family="paragraph">
      <style:paragraph-properties fo:text-align="justify" fo:line-height="150%"/>
      <style:text-properties fo:font-size="12pt" style:font-size-asian="12pt" style:font-size-complex="12pt" fo:language="en" fo:country="GB"/>
    </style:style>
    <style:style style:name="P83" style:parent-style-name="Standard" style:family="paragraph">
      <style:paragraph-properties fo:text-align="justify" fo:line-height="150%"/>
      <style:text-properties fo:font-size="12pt" style:font-size-asian="12pt" style:font-size-complex="12pt" fo:language="en" fo:country="GB"/>
    </style:style>
    <style:style style:name="P84" style:parent-style-name="Standard" style:family="paragraph">
      <style:paragraph-properties fo:text-align="justify" fo:line-height="150%"/>
      <style:text-properties fo:font-size="12pt" style:font-size-asian="12pt" style:font-size-complex="12pt" fo:language="en" fo:country="GB"/>
    </style:style>
    <style:style style:name="P85" style:parent-style-name="Standard" style:family="paragraph">
      <style:paragraph-properties fo:text-align="justify" fo:line-height="150%"/>
      <style:text-properties fo:font-size="12pt" style:font-size-asian="12pt" style:font-size-complex="12pt" fo:language="en" fo:country="GB"/>
    </style:style>
    <style:style style:name="P86" style:parent-style-name="Standard" style:family="paragraph">
      <style:paragraph-properties fo:text-align="justify" fo:line-height="150%"/>
    </style:style>
    <style:style style:name="T87" style:parent-style-name="Absatz-Standardschriftart" style:family="text">
      <style:text-properties fo:font-weight="bold" style:font-weight-asian="bold" style:font-weight-complex="bold" fo:font-size="12pt" style:font-size-asian="12pt" style:font-size-complex="12pt" fo:language="en" fo:country="GB"/>
    </style:style>
    <style:style style:name="P88" style:parent-style-name="Standard" style:family="paragraph">
      <style:paragraph-properties fo:text-align="justify" fo:line-height="150%"/>
      <style:text-properties fo:font-size="12pt" style:font-size-asian="12pt" style:font-size-complex="12pt" fo:language="en" fo:country="GB"/>
    </style:style>
    <style:style style:name="P89" style:parent-style-name="Standard" style:family="paragraph">
      <style:paragraph-properties fo:text-align="justify" fo:line-height="150%"/>
      <style:text-properties fo:font-size="12pt" style:font-size-asian="12pt" style:font-size-complex="12pt" fo:language="en" fo:country="GB"/>
    </style:style>
    <style:style style:name="P90" style:parent-style-name="Standard" style:family="paragraph">
      <style:paragraph-properties fo:text-align="justify" fo:line-height="150%"/>
      <style:text-properties fo:font-size="12pt" style:font-size-asian="12pt" style:font-size-complex="12pt" fo:language="en" fo:country="GB"/>
    </style:style>
    <style:style style:name="P91" style:parent-style-name="Standard" style:family="paragraph">
      <style:paragraph-properties fo:text-align="justify" fo:line-height="150%"/>
    </style:style>
    <style:style style:name="T92" style:parent-style-name="Absatz-Standardschriftart" style:family="text">
      <style:text-properties fo:font-weight="bold" style:font-weight-asian="bold" style:font-weight-complex="bold" fo:font-size="12pt" style:font-size-asian="12pt" style:font-size-complex="12pt" fo:language="en" fo:country="GB"/>
    </style:style>
    <style:style style:name="P93" style:parent-style-name="Standard" style:family="paragraph">
      <style:paragraph-properties fo:text-align="justify" fo:line-height="150%"/>
      <style:text-properties fo:font-size="12pt" style:font-size-asian="12pt" style:font-size-complex="12pt" fo:language="en" fo:country="GB"/>
    </style:style>
    <style:style style:name="P94" style:parent-style-name="Standard" style:family="paragraph">
      <style:paragraph-properties fo:text-align="justify" fo:line-height="150%"/>
      <style:text-properties fo:font-size="12pt" style:font-size-asian="12pt" style:font-size-complex="12pt" fo:language="en" fo:country="GB"/>
    </style:style>
    <style:style style:name="P95" style:parent-style-name="Standard" style:family="paragraph">
      <style:paragraph-properties fo:text-align="justify" fo:line-height="150%"/>
      <style:text-properties fo:font-size="12pt" style:font-size-asian="12pt" style:font-size-complex="12pt" fo:language="en" fo:country="GB"/>
    </style:style>
    <style:style style:name="P96" style:parent-style-name="Standard" style:family="paragraph">
      <style:paragraph-properties fo:text-align="justify" fo:line-height="150%"/>
      <style:text-properties fo:font-size="12pt" style:font-size-asian="12pt" style:font-size-complex="12pt" fo:language="en" fo:country="GB"/>
    </style:style>
    <style:style style:name="P97" style:parent-style-name="Standard" style:family="paragraph">
      <style:paragraph-properties fo:text-align="justify" fo:line-height="150%"/>
      <style:text-properties fo:font-size="12pt" style:font-size-asian="12pt" style:font-size-complex="12pt" fo:language="en" fo:country="GB"/>
    </style:style>
    <style:style style:name="P98" style:parent-style-name="Standard" style:family="paragraph">
      <style:paragraph-properties fo:text-align="justify" fo:line-height="150%"/>
    </style:style>
    <style:style style:name="T99" style:parent-style-name="Absatz-Standardschriftart" style:family="text">
      <style:text-properties fo:font-size="12pt" style:font-size-asian="12pt" style:font-size-complex="12pt" fo:language="en" fo:country="GB"/>
    </style:style>
    <style:style style:name="T100" style:parent-style-name="Absatz-Standardschriftart" style:family="text">
      <style:text-properties fo:font-size="12pt" style:font-size-asian="12pt" style:font-size-complex="12pt" fo:language="en" fo:country="GB"/>
    </style:style>
    <style:style style:name="T101" style:parent-style-name="Absatz-Standardschriftart" style:family="text">
      <style:text-properties style:font-name="Times New Roman Standard Greek" style:font-name-asian="Times New Roman Standard Greek" style:font-name-complex="Times New Roman Standard Greek" fo:font-size="12pt" style:font-size-asian="12pt" style:font-size-complex="12pt"/>
    </style:style>
    <style:style style:name="T102" style:parent-style-name="Absatz-Standardschriftart" style:family="text">
      <style:text-properties fo:font-size="12pt" style:font-size-asian="12pt" style:font-size-complex="12pt" fo:language="en" fo:country="GB"/>
    </style:style>
    <style:style style:name="T103" style:parent-style-name="Absatz-Standardschriftart" style:family="text">
      <style:text-properties style:text-position="25% 100%" fo:font-size="12pt" style:font-size-asian="12pt" style:font-size-complex="12pt" fo:language="en" fo:country="GB"/>
    </style:style>
    <style:style style:name="T104" style:parent-style-name="Absatz-Standardschriftart" style:family="text">
      <style:text-properties fo:font-size="12pt" style:font-size-asian="12pt" style:font-size-complex="12pt" fo:language="en" fo:country="GB"/>
    </style:style>
    <style:style style:name="P105" style:parent-style-name="Standard" style:family="paragraph">
      <style:paragraph-properties fo:text-align="justify" fo:line-height="150%"/>
      <style:text-properties fo:font-size="12pt" style:font-size-asian="12pt" style:font-size-complex="12pt" fo:language="en" fo:country="GB"/>
    </style:style>
    <style:style style:name="P106" style:parent-style-name="Standard" style:family="paragraph">
      <style:paragraph-properties fo:text-align="justify" fo:line-height="150%"/>
      <style:text-properties fo:font-size="12pt" style:font-size-asian="12pt" style:font-size-complex="12pt" fo:language="en" fo:country="GB"/>
    </style:style>
    <style:style style:name="P107" style:parent-style-name="Standard" style:family="paragraph">
      <style:paragraph-properties fo:text-align="justify" fo:line-height="150%"/>
      <style:text-properties fo:font-size="12pt" style:font-size-asian="12pt" style:font-size-complex="12pt" fo:language="en" fo:country="GB"/>
    </style:style>
    <style:style style:name="P108" style:parent-style-name="Standard" style:family="paragraph">
      <style:paragraph-properties fo:text-align="justify" fo:line-height="150%"/>
      <style:text-properties fo:font-size="12pt" style:font-size-asian="12pt" style:font-size-complex="12pt" fo:language="en" fo:country="GB"/>
    </style:style>
    <style:style style:name="P109" style:parent-style-name="Standard" style:family="paragraph">
      <style:paragraph-properties fo:text-align="justify" fo:line-height="150%"/>
      <style:text-properties fo:font-size="12pt" style:font-size-asian="12pt" style:font-size-complex="12pt" fo:language="en" fo:country="GB"/>
    </style:style>
    <style:style style:name="P110" style:parent-style-name="Standard" style:family="paragraph">
      <style:paragraph-properties fo:text-align="justify" fo:line-height="150%"/>
    </style:style>
    <style:style style:name="T111" style:parent-style-name="Absatz-Standardschriftart" style:family="text">
      <style:text-properties fo:font-size="12pt" style:font-size-asian="12pt" style:font-size-complex="12pt" fo:language="en" fo:country="GB"/>
    </style:style>
    <style:style style:name="T112" style:parent-style-name="Absatz-Standardschriftart" style:family="text">
      <style:text-properties style:text-position="25% 100%" fo:font-size="12pt" style:font-size-asian="12pt" style:font-size-complex="12pt" fo:language="en" fo:country="GB"/>
    </style:style>
    <style:style style:name="T113" style:parent-style-name="Absatz-Standardschriftart" style:family="text">
      <style:text-properties fo:font-size="12pt" style:font-size-asian="12pt" style:font-size-complex="12pt" fo:language="en" fo:country="GB"/>
    </style:style>
    <style:style style:name="T114" style:parent-style-name="Absatz-Standardschriftart" style:family="text">
      <style:text-properties fo:font-size="12pt" style:font-size-asian="12pt" style:font-size-complex="12pt" fo:language="en" fo:country="GB"/>
    </style:style>
    <style:style style:name="P115" style:parent-style-name="Standard" style:family="paragraph">
      <style:paragraph-properties fo:text-align="justify" fo:line-height="150%"/>
      <style:text-properties fo:font-size="12pt" style:font-size-asian="12pt" style:font-size-complex="12pt" fo:language="en" fo:country="GB"/>
    </style:style>
    <style:style style:name="P116" style:parent-style-name="Standard" style:family="paragraph">
      <style:paragraph-properties fo:text-align="justify" fo:line-height="150%"/>
      <style:text-properties fo:font-size="12pt" style:font-size-asian="12pt" style:font-size-complex="12pt" fo:language="en" fo:country="GB"/>
    </style:style>
    <style:style style:name="P117" style:parent-style-name="Standard" style:family="paragraph">
      <style:paragraph-properties fo:text-align="justify" fo:line-height="150%"/>
      <style:text-properties fo:font-size="12pt" style:font-size-asian="12pt" style:font-size-complex="12pt" fo:language="en" fo:country="GB"/>
    </style:style>
    <style:style style:name="P118" style:parent-style-name="Standard" style:family="paragraph">
      <style:paragraph-properties fo:text-align="justify" fo:line-height="150%"/>
    </style:style>
    <style:style style:name="T119" style:parent-style-name="Absatz-Standardschriftart" style:family="text">
      <style:text-properties fo:font-weight="bold" style:font-weight-asian="bold" style:font-weight-complex="bold" fo:font-size="12pt" style:font-size-asian="12pt" style:font-size-complex="12pt" fo:language="en" fo:country="GB"/>
    </style:style>
    <style:style style:name="P120" style:parent-style-name="Standard" style:family="paragraph">
      <style:paragraph-properties fo:text-align="justify" fo:line-height="150%"/>
      <style:text-properties fo:font-size="12pt" style:font-size-asian="12pt" style:font-size-complex="12pt" fo:language="en" fo:country="GB"/>
    </style:style>
    <style:style style:name="P121" style:parent-style-name="Standard" style:family="paragraph">
      <style:paragraph-properties fo:text-align="justify" fo:line-height="150%"/>
      <style:text-properties fo:font-size="12pt" style:font-size-asian="12pt" style:font-size-complex="12pt" fo:language="en" fo:country="GB"/>
    </style:style>
    <style:style style:name="P122" style:parent-style-name="Standard" style:family="paragraph">
      <style:paragraph-properties fo:text-align="justify" fo:line-height="150%"/>
    </style:style>
    <style:style style:name="T123" style:parent-style-name="Absatz-Standardschriftart" style:family="text">
      <style:text-properties fo:font-size="12pt" style:font-size-asian="12pt" style:font-size-complex="12pt" fo:language="en" fo:country="GB"/>
    </style:style>
    <style:style style:name="T124" style:parent-style-name="Absatz-Standardschriftart" style:family="text">
      <style:text-properties fo:font-size="12pt" style:font-size-asian="12pt" style:font-size-complex="12pt" fo:language="en" fo:country="GB"/>
    </style:style>
    <style:style style:name="T125" style:parent-style-name="Absatz-Standardschriftart" style:family="text">
      <style:text-properties fo:font-size="12pt" style:font-size-asian="12pt" style:font-size-complex="12pt" fo:language="en" fo:country="GB"/>
    </style:style>
    <style:style style:name="T126" style:parent-style-name="Absatz-Standardschriftart" style:family="text">
      <style:text-properties fo:font-size="12pt" style:font-size-asian="12pt" style:font-size-complex="12pt" style:text-underline-type="single" style:text-underline-style="solid" style:text-underline-width="auto" style:text-underline-mode="continuous" fo:language="en" fo:country="GB"/>
    </style:style>
    <style:style style:name="T127" style:parent-style-name="Absatz-Standardschriftart" style:family="text">
      <style:text-properties fo:font-size="12pt" style:font-size-asian="12pt" style:font-size-complex="12pt" fo:language="en" fo:country="GB"/>
    </style:style>
    <style:style style:name="T128" style:parent-style-name="Absatz-Standardschriftart" style:family="text">
      <style:text-properties fo:font-size="12pt" style:font-size-asian="12pt" style:font-size-complex="12pt" fo:language="en" fo:country="GB"/>
    </style:style>
    <style:style style:name="T129" style:parent-style-name="Absatz-Standardschriftart" style:family="text">
      <style:text-properties fo:font-size="12pt" style:font-size-asian="12pt" style:font-size-complex="12pt" style:text-underline-type="single" style:text-underline-style="solid" style:text-underline-width="auto" style:text-underline-mode="continuous" fo:language="en" fo:country="GB"/>
    </style:style>
    <style:style style:name="T130" style:parent-style-name="Absatz-Standardschriftart" style:family="text">
      <style:text-properties fo:font-size="12pt" style:font-size-asian="12pt" style:font-size-complex="12pt" fo:language="en" fo:country="GB"/>
    </style:style>
    <style:style style:name="P131" style:parent-style-name="Standard" style:family="paragraph">
      <style:paragraph-properties fo:text-align="justify" fo:line-height="150%"/>
      <style:text-properties fo:font-size="12pt" style:font-size-asian="12pt" style:font-size-complex="12pt" fo:language="en" fo:country="GB"/>
    </style:style>
    <style:style style:name="P132" style:parent-style-name="Standard" style:family="paragraph">
      <style:paragraph-properties fo:text-align="justify" fo:line-height="150%"/>
      <style:text-properties fo:font-size="12pt" style:font-size-asian="12pt" style:font-size-complex="12pt" fo:language="en" fo:country="GB"/>
    </style:style>
    <style:style style:name="P133" style:parent-style-name="Standard" style:family="paragraph">
      <style:paragraph-properties fo:text-align="justify" fo:line-height="150%"/>
      <style:text-properties fo:font-size="12pt" style:font-size-asian="12pt" style:font-size-complex="12pt" fo:language="en" fo:country="GB"/>
    </style:style>
    <style:style style:name="P134" style:parent-style-name="Standard" style:family="paragraph">
      <style:paragraph-properties fo:text-align="justify" fo:line-height="150%"/>
      <style:text-properties fo:font-size="12pt" style:font-size-asian="12pt" style:font-size-complex="12pt" fo:language="en" fo:country="GB"/>
    </style:style>
    <style:style style:name="P135" style:parent-style-name="Standard" style:family="paragraph">
      <style:paragraph-properties fo:text-align="justify" fo:line-height="150%"/>
      <style:text-properties fo:font-size="12pt" style:font-size-asian="12pt" style:font-size-complex="12pt" fo:language="en" fo:country="GB"/>
    </style:style>
    <style:style style:name="P136" style:parent-style-name="Standard" style:family="paragraph">
      <style:paragraph-properties fo:text-align="justify" fo:line-height="150%"/>
    </style:style>
    <style:style style:name="T137" style:parent-style-name="Absatz-Standardschriftart" style:family="text">
      <style:text-properties fo:font-size="12pt" style:font-size-asian="12pt" style:font-size-complex="12pt" fo:language="en" fo:country="GB"/>
    </style:style>
    <style:style style:name="T138" style:parent-style-name="Absatz-Standardschriftart" style:family="text">
      <style:text-properties style:font-name="Times New Roman Standard Greek" style:font-name-asian="Times New Roman Standard Greek" style:font-name-complex="Times New Roman Standard Greek" fo:font-size="12pt" style:font-size-asian="12pt" style:font-size-complex="12pt"/>
    </style:style>
    <style:style style:name="T139" style:parent-style-name="Absatz-Standardschriftart" style:family="text">
      <style:text-properties fo:font-size="12pt" style:font-size-asian="12pt" style:font-size-complex="12pt" fo:language="en" fo:country="GB"/>
    </style:style>
    <style:style style:name="T140" style:parent-style-name="Absatz-Standardschriftart" style:family="text">
      <style:text-properties fo:font-size="12pt" style:font-size-asian="12pt" style:font-size-complex="12pt" fo:language="en" fo:country="GB"/>
    </style:style>
    <style:style style:name="T141" style:parent-style-name="Absatz-Standardschriftart" style:family="text">
      <style:text-properties style:text-position="25% 100%" fo:font-size="12pt" style:font-size-asian="12pt" style:font-size-complex="12pt" fo:language="en" fo:country="GB"/>
    </style:style>
    <style:style style:name="T142" style:parent-style-name="Absatz-Standardschriftart" style:family="text">
      <style:text-properties fo:font-size="12pt" style:font-size-asian="12pt" style:font-size-complex="12pt" fo:language="en" fo:country="GB"/>
    </style:style>
    <style:style style:name="P143" style:parent-style-name="Standard" style:family="paragraph">
      <style:paragraph-properties fo:text-align="justify" fo:line-height="150%"/>
      <style:text-properties fo:font-size="12pt" style:font-size-asian="12pt" style:font-size-complex="12pt" fo:language="en" fo:country="GB"/>
    </style:style>
    <style:style style:name="P144" style:parent-style-name="Standard" style:family="paragraph">
      <style:paragraph-properties fo:text-align="justify" fo:line-height="150%"/>
    </style:style>
    <style:style style:name="T145" style:parent-style-name="Absatz-Standardschriftart" style:family="text">
      <style:text-properties fo:font-weight="bold" style:font-weight-asian="bold" style:font-weight-complex="bold" fo:font-size="12pt" style:font-size-asian="12pt" style:font-size-complex="12pt" fo:language="en" fo:country="GB"/>
    </style:style>
    <style:style style:name="P146" style:parent-style-name="Standard" style:family="paragraph">
      <style:paragraph-properties fo:text-align="justify" fo:line-height="150%"/>
      <style:text-properties fo:font-size="12pt" style:font-size-asian="12pt" style:font-size-complex="12pt" fo:language="en" fo:country="GB"/>
    </style:style>
    <style:style style:name="P147" style:parent-style-name="Standard" style:family="paragraph">
      <style:paragraph-properties fo:text-align="justify" fo:line-height="150%"/>
      <style:text-properties fo:font-size="12pt" style:font-size-asian="12pt" style:font-size-complex="12pt" fo:language="en" fo:country="GB"/>
    </style:style>
    <style:style style:name="P148" style:parent-style-name="Standard" style:family="paragraph">
      <style:paragraph-properties fo:text-align="justify" fo:line-height="150%"/>
      <style:text-properties fo:font-size="12pt" style:font-size-asian="12pt" style:font-size-complex="12pt" fo:language="en" fo:country="GB"/>
    </style:style>
    <style:style style:name="P149" style:parent-style-name="Standard" style:family="paragraph">
      <style:paragraph-properties fo:text-align="justify" fo:line-height="150%"/>
      <style:text-properties fo:font-size="12pt" style:font-size-asian="12pt" style:font-size-complex="12pt" fo:language="en" fo:country="GB"/>
    </style:style>
    <style:style style:name="P150" style:parent-style-name="Standard" style:family="paragraph">
      <style:paragraph-properties fo:text-align="justify" fo:line-height="150%"/>
      <style:text-properties fo:font-size="12pt" style:font-size-asian="12pt" style:font-size-complex="12pt" fo:language="en" fo:country="GB"/>
    </style:style>
    <style:style style:name="P151" style:parent-style-name="Standard" style:family="paragraph">
      <style:paragraph-properties fo:text-align="justify" fo:line-height="150%"/>
      <style:text-properties fo:font-size="12pt" style:font-size-asian="12pt" style:font-size-complex="12pt" fo:language="en" fo:country="GB"/>
    </style:style>
    <style:style style:name="P152" style:parent-style-name="Standard" style:family="paragraph">
      <style:paragraph-properties fo:text-align="justify" fo:line-height="150%"/>
      <style:text-properties fo:font-size="12pt" style:font-size-asian="12pt" style:font-size-complex="12pt" fo:language="en" fo:country="GB"/>
    </style:style>
    <style:style style:name="P153" style:parent-style-name="Standard" style:family="paragraph">
      <style:paragraph-properties fo:text-align="justify" fo:line-height="150%"/>
      <style:text-properties fo:font-size="12pt" style:font-size-asian="12pt" style:font-size-complex="12pt" fo:language="en" fo:country="GB"/>
    </style:style>
    <style:style style:name="P154" style:parent-style-name="Standard" style:family="paragraph">
      <style:paragraph-properties fo:text-align="justify" fo:line-height="150%"/>
      <style:text-properties fo:font-size="12pt" style:font-size-asian="12pt" style:font-size-complex="12pt" fo:language="en" fo:country="GB"/>
    </style:style>
    <style:style style:name="P155" style:parent-style-name="Standard" style:family="paragraph">
      <style:paragraph-properties fo:text-align="justify" fo:line-height="150%"/>
      <style:text-properties fo:font-size="12pt" style:font-size-asian="12pt" style:font-size-complex="12pt" fo:language="en" fo:country="GB"/>
    </style:style>
    <style:style style:name="P156" style:parent-style-name="Standard" style:family="paragraph">
      <style:paragraph-properties fo:text-align="justify" fo:line-height="150%"/>
      <style:text-properties fo:font-size="12pt" style:font-size-asian="12pt" style:font-size-complex="12pt" fo:language="en" fo:country="GB"/>
    </style:style>
    <style:style style:name="P157" style:parent-style-name="Standard" style:family="paragraph">
      <style:paragraph-properties fo:text-align="justify" fo:line-height="150%"/>
      <style:text-properties fo:font-size="12pt" style:font-size-asian="12pt" style:font-size-complex="12pt" fo:language="en" fo:country="GB"/>
    </style:style>
    <style:style style:name="P158" style:parent-style-name="Standard" style:family="paragraph">
      <style:paragraph-properties fo:text-align="justify" fo:line-height="150%"/>
      <style:text-properties fo:font-size="12pt" style:font-size-asian="12pt" style:font-size-complex="12pt" fo:language="en" fo:country="GB"/>
    </style:style>
    <style:style style:name="P159" style:parent-style-name="Standard" style:family="paragraph">
      <style:paragraph-properties fo:text-align="justify" fo:line-height="150%"/>
      <style:text-properties fo:font-size="12pt" style:font-size-asian="12pt" style:font-size-complex="12pt" fo:language="en" fo:country="GB"/>
    </style:style>
    <style:style style:name="P160" style:parent-style-name="Standard" style:family="paragraph">
      <style:paragraph-properties fo:text-align="justify" fo:line-height="150%"/>
      <style:text-properties fo:font-size="12pt" style:font-size-asian="12pt" style:font-size-complex="12pt" fo:language="en" fo:country="GB"/>
    </style:style>
    <style:style style:name="P161" style:parent-style-name="Standard" style:family="paragraph">
      <style:paragraph-properties fo:text-align="justify" fo:line-height="150%"/>
      <style:text-properties fo:font-size="12pt" style:font-size-asian="12pt" style:font-size-complex="12pt" fo:language="en" fo:country="GB"/>
    </style:style>
    <style:style style:name="P162" style:parent-style-name="Standard" style:family="paragraph">
      <style:paragraph-properties fo:text-align="justify" fo:line-height="150%"/>
      <style:text-properties fo:font-size="12pt" style:font-size-asian="12pt" style:font-size-complex="12pt" fo:language="en" fo:country="GB"/>
    </style:style>
    <style:style style:name="P163" style:parent-style-name="Standard" style:family="paragraph">
      <style:paragraph-properties fo:text-align="justify" fo:line-height="150%"/>
    </style:style>
    <style:style style:name="T164" style:parent-style-name="Absatz-Standardschriftart" style:family="text">
      <style:text-properties fo:font-weight="bold" style:font-weight-asian="bold" style:font-weight-complex="bold" fo:font-size="12pt" style:font-size-asian="12pt" style:font-size-complex="12pt" fo:language="en" fo:country="GB"/>
    </style:style>
    <style:style style:name="P165" style:parent-style-name="Standard" style:family="paragraph">
      <style:paragraph-properties fo:text-align="justify" fo:line-height="150%"/>
      <style:text-properties fo:font-size="12pt" style:font-size-asian="12pt" style:font-size-complex="12pt" fo:language="en" fo:country="GB"/>
    </style:style>
    <style:style style:name="P166" style:parent-style-name="Standard" style:family="paragraph">
      <style:paragraph-properties fo:text-align="justify" fo:line-height="150%"/>
    </style:style>
    <style:style style:name="T167" style:parent-style-name="Absatz-Standardschriftart" style:family="text">
      <style:text-properties fo:font-size="12pt" style:font-size-asian="12pt" style:font-size-complex="12pt" fo:language="en" fo:country="GB"/>
    </style:style>
    <style:style style:name="T168" style:parent-style-name="Absatz-Standardschriftart" style:family="text">
      <style:text-properties fo:font-size="12pt" style:font-size-asian="12pt" style:font-size-complex="12pt" fo:language="en" fo:country="GB"/>
    </style:style>
    <style:style style:name="T169" style:parent-style-name="Absatz-Standardschriftart" style:family="text">
      <style:text-properties fo:font-size="12pt" style:font-size-asian="12pt" style:font-size-complex="12pt" fo:language="en" fo:country="GB"/>
    </style:style>
    <style:style style:name="T170" style:parent-style-name="Absatz-Standardschriftart" style:family="text">
      <style:text-properties fo:font-size="12pt" style:font-size-asian="12pt" style:font-size-complex="12pt" fo:language="en" fo:country="GB"/>
    </style:style>
    <style:style style:name="T171" style:parent-style-name="Absatz-Standardschriftart" style:family="text">
      <style:text-properties style:text-position="25% 100%" fo:font-size="12pt" style:font-size-asian="12pt" style:font-size-complex="12pt" fo:language="en" fo:country="GB"/>
    </style:style>
    <style:style style:name="T172" style:parent-style-name="Absatz-Standardschriftart" style:family="text">
      <style:text-properties fo:font-size="12pt" style:font-size-asian="12pt" style:font-size-complex="12pt" fo:language="en" fo:country="GB"/>
    </style:style>
    <style:style style:name="T173" style:parent-style-name="Absatz-Standardschriftart" style:family="text">
      <style:text-properties fo:font-size="12pt" style:font-size-asian="12pt" style:font-size-complex="12pt" fo:language="en" fo:country="GB"/>
    </style:style>
    <style:style style:name="T174" style:parent-style-name="Absatz-Standardschriftart" style:family="text">
      <style:text-properties fo:font-size="12pt" style:font-size-asian="12pt" style:font-size-complex="12pt" fo:language="en" fo:country="GB"/>
    </style:style>
    <style:style style:name="T175" style:parent-style-name="Absatz-Standardschriftart" style:family="text">
      <style:text-properties fo:font-size="12pt" style:font-size-asian="12pt" style:font-size-complex="12pt" fo:language="en" fo:country="GB"/>
    </style:style>
    <style:style style:name="P176" style:parent-style-name="Standard" style:family="paragraph">
      <style:paragraph-properties fo:text-align="justify" fo:line-height="150%"/>
      <style:text-properties fo:font-size="12pt" style:font-size-asian="12pt" style:font-size-complex="12pt" fo:language="en" fo:country="GB"/>
    </style:style>
    <style:style style:name="P177" style:parent-style-name="Standard" style:family="paragraph">
      <style:paragraph-properties fo:text-align="justify" fo:line-height="150%"/>
      <style:text-properties fo:font-size="12pt" style:font-size-asian="12pt" style:font-size-complex="12pt" fo:language="en" fo:country="GB"/>
    </style:style>
    <style:style style:name="P178" style:parent-style-name="Standard" style:family="paragraph">
      <style:paragraph-properties fo:text-align="justify" fo:line-height="150%"/>
      <style:text-properties fo:font-size="12pt" style:font-size-asian="12pt" style:font-size-complex="12pt" fo:language="en" fo:country="GB"/>
    </style:style>
    <style:style style:name="P179" style:parent-style-name="Standard" style:family="paragraph">
      <style:paragraph-properties fo:text-align="justify" fo:line-height="150%"/>
    </style:style>
    <style:style style:name="T180" style:parent-style-name="Absatz-Standardschriftart" style:family="text">
      <style:text-properties fo:font-size="12pt" style:font-size-asian="12pt" style:font-size-complex="12pt" style:text-underline-type="single" style:text-underline-style="solid" style:text-underline-width="auto" style:text-underline-mode="continuous" fo:language="en" fo:country="GB"/>
    </style:style>
    <style:style style:name="P181" style:parent-style-name="Standard" style:family="paragraph">
      <style:paragraph-properties fo:text-align="justify" fo:line-height="150%" fo:margin-left="0.5in" fo:text-indent="-0.5in">
        <style:tab-stops>
          <style:tab-stop style:type="left" style:position="0in"/>
        </style:tab-stops>
      </style:paragraph-properties>
      <style:text-properties fo:font-size="12pt" style:font-size-asian="12pt" style:font-size-complex="12pt" fo:language="en" fo:country="GB"/>
    </style:style>
    <style:style style:name="P182" style:parent-style-name="Standard" style:family="paragraph">
      <style:paragraph-properties fo:text-align="justify" fo:line-height="150%"/>
      <style:text-properties fo:font-size="12pt" style:font-size-asian="12pt" style:font-size-complex="12pt" fo:language="en" fo:country="GB"/>
    </style:style>
    <style:style style:name="P183" style:parent-style-name="Standard" style:family="paragraph">
      <style:paragraph-properties fo:text-align="justify" fo:line-height="150%" fo:margin-left="0.5in" fo:text-indent="-0.5in">
        <style:tab-stops>
          <style:tab-stop style:type="left" style:position="0in"/>
        </style:tab-stops>
      </style:paragraph-properties>
      <style:text-properties fo:font-size="12pt" style:font-size-asian="12pt" style:font-size-complex="12pt" fo:language="en" fo:country="GB"/>
    </style:style>
    <style:style style:name="P184" style:parent-style-name="Standard" style:family="paragraph">
      <style:paragraph-properties fo:text-align="justify" fo:line-height="150%"/>
      <style:text-properties fo:font-size="12pt" style:font-size-asian="12pt" style:font-size-complex="12pt" fo:language="en" fo:country="GB"/>
    </style:style>
    <style:style style:name="P185" style:parent-style-name="Standard" style:family="paragraph">
      <style:paragraph-properties fo:text-align="justify" fo:line-height="150%"/>
    </style:style>
    <style:style style:name="T186" style:parent-style-name="Absatz-Standardschriftart" style:family="text">
      <style:text-properties fo:font-size="12pt" style:font-size-asian="12pt" style:font-size-complex="12pt" style:text-underline-type="single" style:text-underline-style="solid" style:text-underline-width="auto" style:text-underline-mode="continuous" fo:language="en" fo:country="GB"/>
    </style:style>
    <style:style style:name="P187" style:parent-style-name="Standard" style:family="paragraph">
      <style:paragraph-properties fo:text-align="justify" fo:line-height="150%" fo:margin-left="0.5in" fo:text-indent="-0.5in">
        <style:tab-stops>
          <style:tab-stop style:type="left" style:position="0in"/>
        </style:tab-stops>
      </style:paragraph-properties>
      <style:text-properties fo:font-size="12pt" style:font-size-asian="12pt" style:font-size-complex="12pt" fo:language="en" fo:country="GB"/>
    </style:style>
    <style:style style:name="P188" style:parent-style-name="Standard" style:family="paragraph">
      <style:paragraph-properties fo:text-align="justify" fo:line-height="150%"/>
      <style:text-properties fo:font-size="12pt" style:font-size-asian="12pt" style:font-size-complex="12pt" fo:language="en" fo:country="GB"/>
    </style:style>
    <style:style style:name="P189" style:parent-style-name="Standard" style:family="paragraph">
      <style:paragraph-properties fo:text-align="justify" fo:line-height="150%" fo:margin-left="0.5in" fo:text-indent="-0.5in">
        <style:tab-stops>
          <style:tab-stop style:type="left" style:position="0in"/>
        </style:tab-stops>
      </style:paragraph-properties>
      <style:text-properties fo:font-size="12pt" style:font-size-asian="12pt" style:font-size-complex="12pt" fo:language="en" fo:country="GB"/>
    </style:style>
    <style:style style:name="P190" style:parent-style-name="Standard" style:family="paragraph">
      <style:paragraph-properties fo:text-align="justify" fo:line-height="150%"/>
      <style:text-properties fo:font-size="12pt" style:font-size-asian="12pt" style:font-size-complex="12pt" fo:language="en" fo:country="GB"/>
    </style:style>
    <style:style style:name="P191" style:parent-style-name="Standard" style:family="paragraph">
      <style:paragraph-properties fo:text-align="justify" fo:line-height="150%" fo:margin-left="0.5in" fo:text-indent="-0.5in">
        <style:tab-stops>
          <style:tab-stop style:type="left" style:position="0in"/>
        </style:tab-stops>
      </style:paragraph-properties>
      <style:text-properties fo:font-size="12pt" style:font-size-asian="12pt" style:font-size-complex="12pt" fo:language="en" fo:country="GB"/>
    </style:style>
    <style:style style:name="P192" style:parent-style-name="Standard" style:family="paragraph">
      <style:paragraph-properties fo:text-align="justify" fo:line-height="150%"/>
      <style:text-properties fo:font-size="12pt" style:font-size-asian="12pt" style:font-size-complex="12pt" fo:language="en" fo:country="GB"/>
    </style:style>
    <style:style style:name="P193" style:parent-style-name="Standard" style:family="paragraph">
      <style:paragraph-properties fo:text-align="justify" fo:line-height="150%"/>
      <style:text-properties fo:font-size="12pt" style:font-size-asian="12pt" style:font-size-complex="12pt" fo:language="en" fo:country="GB"/>
    </style:style>
    <style:style style:name="P194" style:parent-style-name="Standard" style:family="paragraph">
      <style:paragraph-properties fo:text-align="justify" fo:line-height="150%"/>
      <style:text-properties fo:font-size="12pt" style:font-size-asian="12pt" style:font-size-complex="12pt" fo:language="en" fo:country="GB"/>
    </style:style>
    <style:style style:name="P195" style:parent-style-name="Standard" style:family="paragraph">
      <style:paragraph-properties fo:text-align="justify" fo:line-height="150%"/>
      <style:text-properties fo:font-size="12pt" style:font-size-asian="12pt" style:font-size-complex="12pt" fo:language="en" fo:country="GB"/>
    </style:style>
    <style:style style:name="P196" style:parent-style-name="Standard" style:family="paragraph">
      <style:paragraph-properties fo:text-align="justify" fo:line-height="150%"/>
    </style:style>
    <style:style style:name="T197" style:parent-style-name="Absatz-Standardschriftart" style:family="text">
      <style:text-properties fo:font-weight="bold" style:font-weight-asian="bold" style:font-weight-complex="bold" fo:font-size="12pt" style:font-size-asian="12pt" style:font-size-complex="12pt" fo:language="en" fo:country="GB"/>
    </style:style>
    <style:style style:name="P198" style:parent-style-name="Standard" style:family="paragraph">
      <style:paragraph-properties fo:text-align="justify" fo:line-height="150%"/>
      <style:text-properties fo:font-size="12pt" style:font-size-asian="12pt" style:font-size-complex="12pt" fo:language="en" fo:country="GB"/>
    </style:style>
    <style:style style:name="P199" style:parent-style-name="Standard" style:family="paragraph">
      <style:paragraph-properties fo:text-align="justify" fo:line-height="150%"/>
    </style:style>
    <style:style style:name="T200" style:parent-style-name="Absatz-Standardschriftart" style:family="text">
      <style:text-properties fo:font-size="12pt" style:font-size-asian="12pt" style:font-size-complex="12pt" fo:language="en" fo:country="GB"/>
    </style:style>
    <style:style style:name="T201" style:parent-style-name="Absatz-Standardschriftart" style:family="text">
      <style:text-properties fo:font-size="12pt" style:font-size-asian="12pt" style:font-size-complex="12pt" fo:language="en" fo:country="GB"/>
    </style:style>
    <style:style style:name="T202" style:parent-style-name="Absatz-Standardschriftart" style:family="text">
      <style:text-properties fo:font-size="12pt" style:font-size-asian="12pt" style:font-size-complex="12pt" fo:language="en" fo:country="GB"/>
    </style:style>
    <style:style style:name="T203" style:parent-style-name="Absatz-Standardschriftart" style:family="text">
      <style:text-properties style:font-name="Times New Roman Standard CE" style:font-name-asian="Times New Roman Standard CE" style:font-name-complex="Times New Roman Standard CE" fo:font-size="12pt" style:font-size-asian="12pt" style:font-size-complex="12pt" fo:language="en" fo:country="GB"/>
    </style:style>
    <style:style style:name="T204" style:parent-style-name="Absatz-Standardschriftart" style:family="text">
      <style:text-properties fo:font-size="12pt" style:font-size-asian="12pt" style:font-size-complex="12pt" fo:language="en" fo:country="GB"/>
    </style:style>
    <style:style style:name="T205" style:parent-style-name="Absatz-Standardschriftart" style:family="text">
      <style:text-properties fo:font-size="12pt" style:font-size-asian="12pt" style:font-size-complex="12pt" fo:language="en" fo:country="GB"/>
    </style:style>
    <style:style style:name="T206" style:parent-style-name="Absatz-Standardschriftart" style:family="text">
      <style:text-properties style:font-name="Times New Roman Standard CE" style:font-name-asian="Times New Roman Standard CE" style:font-name-complex="Times New Roman Standard CE" fo:font-size="12pt" style:font-size-asian="12pt" style:font-size-complex="12pt" fo:language="en" fo:country="GB"/>
    </style:style>
    <style:style style:name="T207" style:parent-style-name="Absatz-Standardschriftart" style:family="text">
      <style:text-properties fo:font-size="12pt" style:font-size-asian="12pt" style:font-size-complex="12pt" fo:language="en" fo:country="GB"/>
    </style:style>
    <style:style style:name="T208" style:parent-style-name="Absatz-Standardschriftart" style:family="text">
      <style:text-properties style:font-name="Times New Roman Standard CE" style:font-name-asian="Times New Roman Standard CE" style:font-name-complex="Times New Roman Standard CE" fo:font-size="12pt" style:font-size-asian="12pt" style:font-size-complex="12pt" fo:language="en" fo:country="GB"/>
    </style:style>
    <style:style style:name="T209" style:parent-style-name="Absatz-Standardschriftart" style:family="text">
      <style:text-properties fo:font-size="12pt" style:font-size-asian="12pt" style:font-size-complex="12pt" fo:language="en" fo:country="GB"/>
    </style:style>
    <style:style style:name="T210" style:parent-style-name="Absatz-Standardschriftart" style:family="text">
      <style:text-properties style:text-position="25% 100%" fo:font-size="12pt" style:font-size-asian="12pt" style:font-size-complex="12pt" fo:language="en" fo:country="GB"/>
    </style:style>
    <style:style style:name="T211" style:parent-style-name="Absatz-Standardschriftart" style:family="text">
      <style:text-properties fo:font-size="12pt" style:font-size-asian="12pt" style:font-size-complex="12pt" fo:language="en" fo:country="GB"/>
    </style:style>
    <style:style style:name="T212" style:parent-style-name="Absatz-Standardschriftart" style:family="text">
      <style:text-properties fo:font-size="12pt" style:font-size-asian="12pt" style:font-size-complex="12pt" fo:language="en" fo:country="GB"/>
    </style:style>
    <style:style style:name="T213" style:parent-style-name="Absatz-Standardschriftart" style:family="text">
      <style:text-properties style:text-position="25% 100%" fo:font-size="12pt" style:font-size-asian="12pt" style:font-size-complex="12pt" fo:language="en" fo:country="GB"/>
    </style:style>
    <style:style style:name="T214" style:parent-style-name="Absatz-Standardschriftart" style:family="text">
      <style:text-properties fo:font-size="12pt" style:font-size-asian="12pt" style:font-size-complex="12pt" fo:language="en" fo:country="GB"/>
    </style:style>
    <style:style style:name="T215" style:parent-style-name="Absatz-Standardschriftart" style:family="text">
      <style:text-properties style:text-position="-20.8% 100%" fo:font-size="12pt" style:font-size-asian="12pt" style:font-size-complex="12pt" fo:language="en" fo:country="GB"/>
    </style:style>
    <style:style style:name="T216" style:parent-style-name="Absatz-Standardschriftart" style:family="text">
      <style:text-properties fo:font-size="12pt" style:font-size-asian="12pt" style:font-size-complex="12pt" fo:language="en" fo:country="GB"/>
    </style:style>
    <style:style style:name="T217" style:parent-style-name="Absatz-Standardschriftart" style:family="text">
      <style:text-properties style:text-position="25% 100%" fo:font-size="12pt" style:font-size-asian="12pt" style:font-size-complex="12pt" fo:language="en" fo:country="GB"/>
    </style:style>
    <style:style style:name="T218" style:parent-style-name="Absatz-Standardschriftart" style:family="text">
      <style:text-properties fo:font-size="12pt" style:font-size-asian="12pt" style:font-size-complex="12pt" fo:language="en" fo:country="GB"/>
    </style:style>
    <style:style style:name="T219" style:parent-style-name="Absatz-Standardschriftart" style:family="text">
      <style:text-properties style:text-position="-20.8% 100%" fo:font-size="12pt" style:font-size-asian="12pt" style:font-size-complex="12pt" fo:language="en" fo:country="GB"/>
    </style:style>
    <style:style style:name="T220" style:parent-style-name="Absatz-Standardschriftart" style:family="text">
      <style:text-properties style:text-position="25% 100%" fo:font-size="12pt" style:font-size-asian="12pt" style:font-size-complex="12pt" fo:language="en" fo:country="GB"/>
    </style:style>
    <style:style style:name="T221" style:parent-style-name="Absatz-Standardschriftart" style:family="text">
      <style:text-properties fo:font-size="12pt" style:font-size-asian="12pt" style:font-size-complex="12pt" fo:language="en" fo:country="GB"/>
    </style:style>
    <style:style style:name="T222" style:parent-style-name="Absatz-Standardschriftart" style:family="text">
      <style:text-properties fo:font-size="12pt" style:font-size-asian="12pt" style:font-size-complex="12pt" fo:language="en" fo:country="GB"/>
    </style:style>
    <style:style style:name="T223" style:parent-style-name="Absatz-Standardschriftart" style:family="text">
      <style:text-properties fo:font-size="12pt" style:font-size-asian="12pt" style:font-size-complex="12pt" fo:language="en" fo:country="GB"/>
    </style:style>
    <style:style style:name="T224" style:parent-style-name="Absatz-Standardschriftart" style:family="text">
      <style:text-properties style:font-name="Times New Roman Standard CE" style:font-name-asian="Times New Roman Standard CE" style:font-name-complex="Times New Roman Standard CE" fo:font-size="12pt" style:font-size-asian="12pt" style:font-size-complex="12pt" fo:language="en" fo:country="GB"/>
    </style:style>
    <style:style style:name="T225" style:parent-style-name="Absatz-Standardschriftart" style:family="text">
      <style:text-properties fo:font-size="12pt" style:font-size-asian="12pt" style:font-size-complex="12pt" fo:language="en" fo:country="GB"/>
    </style:style>
    <style:style style:name="P226" style:parent-style-name="Standard" style:family="paragraph">
      <style:paragraph-properties fo:text-align="justify" fo:line-height="150%"/>
      <style:text-properties fo:font-size="12pt" style:font-size-asian="12pt" style:font-size-complex="12pt" fo:language="en" fo:country="GB"/>
    </style:style>
    <style:style style:name="P227" style:parent-style-name="Standard" style:family="paragraph">
      <style:paragraph-properties fo:text-align="justify" fo:line-height="150%"/>
      <style:text-properties fo:font-size="12pt" style:font-size-asian="12pt" style:font-size-complex="12pt" fo:language="en" fo:country="GB"/>
    </style:style>
    <style:style style:name="P228" style:parent-style-name="Standard" style:family="paragraph">
      <style:paragraph-properties fo:text-align="justify" fo:line-height="150%"/>
    </style:style>
    <style:style style:name="T229" style:parent-style-name="Absatz-Standardschriftart" style:family="text">
      <style:text-properties fo:font-weight="bold" style:font-weight-asian="bold" style:font-weight-complex="bold" fo:font-size="12pt" style:font-size-asian="12pt" style:font-size-complex="12pt" fo:language="en" fo:country="GB"/>
    </style:style>
    <style:style style:name="P230" style:parent-style-name="Standard" style:family="paragraph">
      <style:paragraph-properties fo:text-align="justify" fo:line-height="150%"/>
      <style:text-properties fo:font-size="12pt" style:font-size-asian="12pt" style:font-size-complex="12pt" fo:language="en" fo:country="GB"/>
    </style:style>
    <style:style style:name="P231" style:parent-style-name="Standard" style:family="paragraph">
      <style:paragraph-properties fo:text-align="justify" fo:line-height="150%"/>
      <style:text-properties fo:font-size="12pt" style:font-size-asian="12pt" style:font-size-complex="12pt" fo:language="en" fo:country="GB"/>
    </style:style>
    <style:style style:name="P232" style:parent-style-name="Standard" style:family="paragraph">
      <style:paragraph-properties fo:text-align="justify" fo:line-height="150%"/>
    </style:style>
    <style:style style:name="T233" style:parent-style-name="Absatz-Standardschriftart" style:family="text">
      <style:text-properties fo:font-size="12pt" style:font-size-asian="12pt" style:font-size-complex="12pt" fo:language="en" fo:country="GB"/>
    </style:style>
    <style:style style:name="T234" style:parent-style-name="Absatz-Standardschriftart" style:family="text">
      <style:text-properties fo:font-size="12pt" style:font-size-asian="12pt" style:font-size-complex="12pt" fo:language="en" fo:country="GB"/>
    </style:style>
    <style:style style:name="T235" style:parent-style-name="Absatz-Standardschriftart" style:family="text">
      <style:text-properties style:font-name="Times New Roman Standard Greek" style:font-name-asian="Times New Roman Standard Greek" style:font-name-complex="Times New Roman Standard Greek" fo:font-size="12pt" style:font-size-asian="12pt" style:font-size-complex="12pt"/>
    </style:style>
    <style:style style:name="T236" style:parent-style-name="Absatz-Standardschriftart" style:family="text">
      <style:text-properties fo:font-size="12pt" style:font-size-asian="12pt" style:font-size-complex="12pt" fo:language="en" fo:country="GB"/>
    </style:style>
    <style:style style:name="T237" style:parent-style-name="Absatz-Standardschriftart" style:family="text">
      <style:text-properties fo:font-size="12pt" style:font-size-asian="12pt" style:font-size-complex="12pt" fo:language="en" fo:country="GB"/>
    </style:style>
    <style:style style:name="T238" style:parent-style-name="Absatz-Standardschriftart" style:family="text">
      <style:text-properties fo:font-size="12pt" style:font-size-asian="12pt" style:font-size-complex="12pt" fo:language="en" fo:country="GB"/>
    </style:style>
    <style:style style:name="T239" style:parent-style-name="Absatz-Standardschriftart" style:family="text">
      <style:text-properties fo:font-size="12pt" style:font-size-asian="12pt" style:font-size-complex="12pt" fo:language="en" fo:country="GB"/>
    </style:style>
    <style:style style:name="T240" style:parent-style-name="Absatz-Standardschriftart" style:family="text">
      <style:text-properties fo:font-size="12pt" style:font-size-asian="12pt" style:font-size-complex="12pt" fo:language="en" fo:country="GB"/>
    </style:style>
    <style:style style:name="P241" style:parent-style-name="Standard" style:family="paragraph">
      <style:paragraph-properties fo:text-align="justify" fo:line-height="150%"/>
      <style:text-properties fo:font-size="12pt" style:font-size-asian="12pt" style:font-size-complex="12pt" fo:language="en" fo:country="GB"/>
    </style:style>
    <style:style style:name="P242" style:parent-style-name="Standard" style:family="paragraph">
      <style:paragraph-properties fo:text-align="justify" fo:line-height="150%"/>
      <style:text-properties fo:font-size="12pt" style:font-size-asian="12pt" style:font-size-complex="12pt" fo:language="en" fo:country="GB"/>
    </style:style>
    <style:style style:name="P243" style:parent-style-name="Standard" style:family="paragraph">
      <style:paragraph-properties fo:text-align="justify" fo:line-height="150%"/>
      <style:text-properties fo:font-size="12pt" style:font-size-asian="12pt" style:font-size-complex="12pt" fo:language="en" fo:country="GB"/>
    </style:style>
    <style:style style:name="P244" style:parent-style-name="Standard" style:family="paragraph">
      <style:paragraph-properties fo:text-align="justify" fo:line-height="150%"/>
    </style:style>
    <style:style style:name="T245" style:parent-style-name="Absatz-Standardschriftart" style:family="text">
      <style:text-properties fo:font-weight="bold" style:font-weight-asian="bold" style:font-weight-complex="bold" fo:font-size="12pt" style:font-size-asian="12pt" style:font-size-complex="12pt" fo:language="en" fo:country="GB"/>
    </style:style>
    <style:style style:name="P246" style:parent-style-name="Standard" style:family="paragraph">
      <style:paragraph-properties fo:text-align="justify" fo:line-height="150%"/>
      <style:text-properties fo:font-size="12pt" style:font-size-asian="12pt" style:font-size-complex="12pt" fo:language="en" fo:country="GB"/>
    </style:style>
    <style:style style:name="P247" style:parent-style-name="Standard" style:family="paragraph">
      <style:paragraph-properties fo:text-align="justify" fo:line-height="150%"/>
      <style:text-properties fo:font-size="12pt" style:font-size-asian="12pt" style:font-size-complex="12pt" fo:language="en" fo:country="GB"/>
    </style:style>
    <style:style style:name="P248" style:parent-style-name="Standard" style:family="paragraph">
      <style:paragraph-properties fo:line-height="150%"/>
      <style:text-properties fo:font-size="12pt" style:font-size-asian="12pt" style:font-size-complex="12pt" fo:language="en" fo:country="GB"/>
    </style:style>
    <style:style style:name="P249" style:parent-style-name="Standard" style:family="paragraph">
      <style:paragraph-properties fo:break-before="page" fo:line-height="150%"/>
    </style:style>
    <style:style style:name="T250" style:parent-style-name="Absatz-Standardschriftart" style:family="text">
      <style:text-properties fo:font-weight="bold" style:font-weight-asian="bold" style:font-weight-complex="bold" fo:font-size="12pt" style:font-size-asian="12pt" style:font-size-complex="12pt" fo:language="en" fo:country="GB"/>
    </style:style>
    <style:style style:name="P251" style:parent-style-name="Standard" style:family="paragraph">
      <style:paragraph-properties fo:line-height="150%"/>
      <style:text-properties fo:font-size="12pt" style:font-size-asian="12pt" style:font-size-complex="12pt" fo:language="en" fo:country="GB"/>
    </style:style>
    <style:style style:name="P252" style:parent-style-name="Standard" style:family="paragraph">
      <style:paragraph-properties fo:line-height="150%"/>
      <style:text-properties fo:font-size="12pt" style:font-size-asian="12pt" style:font-size-complex="12pt" fo:language="en" fo:country="GB"/>
    </style:style>
    <style:style style:name="P253" style:parent-style-name="Standard" style:family="paragraph">
      <style:paragraph-properties fo:line-height="150%"/>
      <style:text-properties fo:font-size="12pt" style:font-size-asian="12pt" style:font-size-complex="12pt" fo:language="en" fo:country="GB"/>
    </style:style>
    <style:style style:name="P254" style:parent-style-name="Standard" style:family="paragraph">
      <style:paragraph-properties fo:line-height="150%"/>
      <style:text-properties fo:font-size="12pt" style:font-size-asian="12pt" style:font-size-complex="12pt" fo:language="en" fo:country="GB"/>
    </style:style>
    <style:style style:name="P255" style:parent-style-name="Standard" style:family="paragraph">
      <style:paragraph-properties fo:line-height="150%"/>
    </style:style>
    <style:style style:name="T256" style:parent-style-name="Absatz-Standardschriftart" style:family="text">
      <style:text-properties fo:font-size="12pt" style:font-size-asian="12pt" style:font-size-complex="12pt" fo:language="en" fo:country="GB"/>
    </style:style>
    <style:style style:name="T257" style:parent-style-name="Absatz-Standardschriftart" style:family="text">
      <style:text-properties style:font-name="Times New Roman Standard CE" style:font-name-asian="Times New Roman Standard CE" style:font-name-complex="Times New Roman Standard CE" fo:font-size="12pt" style:font-size-asian="12pt" style:font-size-complex="12pt" fo:language="en" fo:country="GB"/>
    </style:style>
    <style:style style:name="T258" style:parent-style-name="Absatz-Standardschriftart" style:family="text">
      <style:text-properties fo:font-size="12pt" style:font-size-asian="12pt" style:font-size-complex="12pt" fo:language="en" fo:country="GB"/>
    </style:style>
    <style:style style:name="T259" style:parent-style-name="Absatz-Standardschriftart" style:family="text">
      <style:text-properties fo:font-size="12pt" style:font-size-asian="12pt" style:font-size-complex="12pt" fo:language="en" fo:country="GB"/>
    </style:style>
    <style:style style:name="T260" style:parent-style-name="Absatz-Standardschriftart" style:family="text">
      <style:text-properties fo:font-weight="bold" style:font-weight-asian="bold" style:font-weight-complex="bold" fo:font-size="12pt" style:font-size-asian="12pt" style:font-size-complex="12pt" fo:language="en" fo:country="GB"/>
    </style:style>
    <style:style style:name="T261" style:parent-style-name="Absatz-Standardschriftart" style:family="text">
      <style:text-properties fo:font-size="12pt" style:font-size-asian="12pt" style:font-size-complex="12pt" fo:language="en" fo:country="GB"/>
    </style:style>
    <style:style style:name="P262" style:parent-style-name="Standard" style:family="paragraph">
      <style:paragraph-properties fo:line-height="150%"/>
      <style:text-properties fo:font-size="12pt" style:font-size-asian="12pt" style:font-size-complex="12pt" fo:language="en" fo:country="GB"/>
    </style:style>
    <style:style style:name="P263" style:parent-style-name="Standard" style:family="paragraph">
      <style:paragraph-properties fo:line-height="150%"/>
    </style:style>
    <style:style style:name="T264" style:parent-style-name="Absatz-Standardschriftart" style:family="text">
      <style:text-properties fo:font-size="12pt" style:font-size-asian="12pt" style:font-size-complex="12pt" fo:language="en" fo:country="GB"/>
    </style:style>
    <style:style style:name="T265" style:parent-style-name="Absatz-Standardschriftart" style:family="text">
      <style:text-properties style:font-name="Times New Roman Standard CE" style:font-name-asian="Times New Roman Standard CE" style:font-name-complex="Times New Roman Standard CE" fo:font-size="12pt" style:font-size-asian="12pt" style:font-size-complex="12pt" fo:language="en" fo:country="GB"/>
    </style:style>
    <style:style style:name="T266" style:parent-style-name="Absatz-Standardschriftart" style:family="text">
      <style:text-properties fo:font-size="12pt" style:font-size-asian="12pt" style:font-size-complex="12pt" fo:language="en" fo:country="GB"/>
    </style:style>
    <style:style style:name="T267" style:parent-style-name="Absatz-Standardschriftart" style:family="text">
      <style:text-properties style:font-name="Times New Roman Standard CE" style:font-name-asian="Times New Roman Standard CE" style:font-name-complex="Times New Roman Standard CE" fo:font-size="12pt" style:font-size-asian="12pt" style:font-size-complex="12pt" fo:language="en" fo:country="GB"/>
    </style:style>
    <style:style style:name="T268" style:parent-style-name="Absatz-Standardschriftart" style:family="text">
      <style:text-properties fo:font-size="12pt" style:font-size-asian="12pt" style:font-size-complex="12pt" fo:language="en" fo:country="GB"/>
    </style:style>
    <style:style style:name="T269" style:parent-style-name="Absatz-Standardschriftart" style:family="text">
      <style:text-properties style:text-position="25% 100%" fo:font-size="12pt" style:font-size-asian="12pt" style:font-size-complex="12pt" fo:language="en" fo:country="GB"/>
    </style:style>
    <style:style style:name="T270" style:parent-style-name="Absatz-Standardschriftart" style:family="text">
      <style:text-properties fo:font-size="12pt" style:font-size-asian="12pt" style:font-size-complex="12pt" fo:language="en" fo:country="GB"/>
    </style:style>
    <style:style style:name="T271" style:parent-style-name="Absatz-Standardschriftart" style:family="text">
      <style:text-properties fo:font-weight="bold" style:font-weight-asian="bold" style:font-weight-complex="bold" fo:font-size="12pt" style:font-size-asian="12pt" style:font-size-complex="12pt" fo:language="en" fo:country="GB"/>
    </style:style>
    <style:style style:name="T272" style:parent-style-name="Absatz-Standardschriftart" style:family="text">
      <style:text-properties fo:font-size="12pt" style:font-size-asian="12pt" style:font-size-complex="12pt" fo:language="en" fo:country="GB"/>
    </style:style>
    <style:style style:name="P273" style:parent-style-name="Standard" style:family="paragraph">
      <style:paragraph-properties fo:line-height="150%"/>
      <style:text-properties fo:font-size="12pt" style:font-size-asian="12pt" style:font-size-complex="12pt" fo:language="en" fo:country="GB"/>
    </style:style>
    <style:style style:name="P274" style:parent-style-name="Standard" style:family="paragraph">
      <style:paragraph-properties fo:line-height="150%"/>
    </style:style>
    <style:style style:name="T275" style:parent-style-name="Absatz-Standardschriftart" style:family="text">
      <style:text-properties fo:font-size="12pt" style:font-size-asian="12pt" style:font-size-complex="12pt" fo:language="en" fo:country="GB"/>
    </style:style>
    <style:style style:name="T276" style:parent-style-name="Absatz-Standardschriftart" style:family="text">
      <style:text-properties style:font-name="Times New Roman Standard CE" style:font-name-asian="Times New Roman Standard CE" style:font-name-complex="Times New Roman Standard CE" fo:font-size="12pt" style:font-size-asian="12pt" style:font-size-complex="12pt" fo:language="en" fo:country="GB"/>
    </style:style>
    <style:style style:name="T277" style:parent-style-name="Absatz-Standardschriftart" style:family="text">
      <style:text-properties fo:font-size="12pt" style:font-size-asian="12pt" style:font-size-complex="12pt" fo:language="en" fo:country="GB"/>
    </style:style>
    <style:style style:name="T278" style:parent-style-name="Absatz-Standardschriftart" style:family="text">
      <style:text-properties style:font-name="Times New Roman Standard CE" style:font-name-asian="Times New Roman Standard CE" style:font-name-complex="Times New Roman Standard CE" fo:font-size="12pt" style:font-size-asian="12pt" style:font-size-complex="12pt" fo:language="en" fo:country="GB"/>
    </style:style>
    <style:style style:name="T279" style:parent-style-name="Absatz-Standardschriftart" style:family="text">
      <style:text-properties fo:font-size="12pt" style:font-size-asian="12pt" style:font-size-complex="12pt" fo:language="en" fo:country="GB"/>
    </style:style>
    <style:style style:name="T280" style:parent-style-name="Absatz-Standardschriftart" style:family="text">
      <style:text-properties fo:font-weight="bold" style:font-weight-asian="bold" style:font-weight-complex="bold" fo:font-size="12pt" style:font-size-asian="12pt" style:font-size-complex="12pt" fo:language="en" fo:country="GB"/>
    </style:style>
    <style:style style:name="T281" style:parent-style-name="Absatz-Standardschriftart" style:family="text">
      <style:text-properties fo:font-size="12pt" style:font-size-asian="12pt" style:font-size-complex="12pt" fo:language="en" fo:country="GB"/>
    </style:style>
    <style:style style:name="P282" style:parent-style-name="Standard" style:family="paragraph">
      <style:paragraph-properties fo:line-height="150%"/>
      <style:text-properties fo:font-size="12pt" style:font-size-asian="12pt" style:font-size-complex="12pt" fo:language="en" fo:country="GB"/>
    </style:style>
    <style:style style:name="P283" style:parent-style-name="Standard" style:family="paragraph">
      <style:paragraph-properties fo:line-height="150%"/>
    </style:style>
    <style:style style:name="T284" style:parent-style-name="Absatz-Standardschriftart" style:family="text">
      <style:text-properties fo:font-size="12pt" style:font-size-asian="12pt" style:font-size-complex="12pt"/>
    </style:style>
    <style:style style:name="T285" style:parent-style-name="Absatz-Standardschriftart" style:family="text">
      <style:text-properties style:font-name="Times New Roman Standard CE" style:font-name-asian="Times New Roman Standard CE" style:font-name-complex="Times New Roman Standard CE" fo:font-size="12pt" style:font-size-asian="12pt" style:font-size-complex="12pt"/>
    </style:style>
    <style:style style:name="T286" style:parent-style-name="Absatz-Standardschriftart" style:family="text">
      <style:text-properties fo:font-size="12pt" style:font-size-asian="12pt" style:font-size-complex="12pt"/>
    </style:style>
    <style:style style:name="P287" style:parent-style-name="Standard" style:family="paragraph">
      <style:paragraph-properties fo:line-height="150%"/>
      <style:text-properties fo:font-size="12pt" style:font-size-asian="12pt" style:font-size-complex="12pt"/>
    </style:style>
    <style:style style:name="P288" style:parent-style-name="Standard" style:family="paragraph">
      <style:paragraph-properties fo:line-height="150%"/>
    </style:style>
    <style:style style:name="T289" style:parent-style-name="Absatz-Standardschriftart" style:family="text">
      <style:text-properties fo:font-size="12pt" style:font-size-asian="12pt" style:font-size-complex="12pt"/>
    </style:style>
    <style:style style:name="T290" style:parent-style-name="Absatz-Standardschriftart" style:family="text">
      <style:text-properties fo:font-size="12pt" style:font-size-asian="12pt" style:font-size-complex="12pt"/>
    </style:style>
    <style:style style:name="T291" style:parent-style-name="Absatz-Standardschriftart" style:family="text">
      <style:text-properties style:font-name="Times New Roman Standard CE" style:font-name-asian="Times New Roman Standard CE" style:font-name-complex="Times New Roman Standard CE" fo:font-size="12pt" style:font-size-asian="12pt" style:font-size-complex="12pt"/>
    </style:style>
    <style:style style:name="T292" style:parent-style-name="Absatz-Standardschriftart" style:family="text">
      <style:text-properties fo:font-size="12pt" style:font-size-asian="12pt" style:font-size-complex="12pt"/>
    </style:style>
    <style:style style:name="T293" style:parent-style-name="Absatz-Standardschriftart" style:family="text">
      <style:text-properties style:font-name="Times New Roman Standard CE" style:font-name-asian="Times New Roman Standard CE" style:font-name-complex="Times New Roman Standard CE" fo:font-size="12pt" style:font-size-asian="12pt" style:font-size-complex="12pt"/>
    </style:style>
    <style:style style:name="T294" style:parent-style-name="Absatz-Standardschriftart" style:family="text">
      <style:text-properties fo:font-size="12pt" style:font-size-asian="12pt" style:font-size-complex="12pt"/>
    </style:style>
    <style:style style:name="P295" style:parent-style-name="Standard" style:family="paragraph">
      <style:paragraph-properties fo:line-height="150%"/>
      <style:text-properties fo:font-size="12pt" style:font-size-asian="12pt" style:font-size-complex="12pt"/>
    </style:style>
    <style:style style:name="P296" style:parent-style-name="Standard" style:family="paragraph">
      <style:paragraph-properties fo:line-height="150%"/>
      <style:text-properties fo:font-size="12pt" style:font-size-asian="12pt" style:font-size-complex="12pt" fo:language="en" fo:country="GB"/>
    </style:style>
    <style:style style:name="P297" style:parent-style-name="Standard" style:family="paragraph">
      <style:paragraph-properties fo:line-height="150%"/>
      <style:text-properties fo:font-size="12pt" style:font-size-asian="12pt" style:font-size-complex="12pt" fo:language="en" fo:country="GB"/>
    </style:style>
    <style:style style:name="P298" style:parent-style-name="Standard" style:family="paragraph">
      <style:paragraph-properties fo:line-height="150%"/>
      <style:text-properties fo:font-size="12pt" style:font-size-asian="12pt" style:font-size-complex="12pt" fo:language="en" fo:country="GB"/>
    </style:style>
    <style:style style:name="P299" style:parent-style-name="Standard" style:family="paragraph">
      <style:paragraph-properties fo:break-before="page" fo:line-height="150%"/>
    </style:style>
    <style:style style:name="T300" style:parent-style-name="Absatz-Standardschriftart" style:family="text">
      <style:text-properties fo:font-weight="bold" style:font-weight-asian="bold" style:font-weight-complex="bold" fo:font-size="12pt" style:font-size-asian="12pt" style:font-size-complex="12pt" fo:language="en" fo:country="GB"/>
    </style:style>
    <style:style style:name="P301" style:parent-style-name="Standard" style:family="paragraph">
      <style:paragraph-properties fo:line-height="150%"/>
      <style:text-properties fo:font-size="12pt" style:font-size-asian="12pt" style:font-size-complex="12pt" fo:language="en" fo:country="GB"/>
    </style:style>
    <style:style style:name="P302" style:parent-style-name="Standard" style:family="paragraph">
      <style:paragraph-properties fo:line-height="150%"/>
      <style:text-properties fo:font-size="12pt" style:font-size-asian="12pt" style:font-size-complex="12pt" fo:language="en" fo:country="GB"/>
    </style:style>
    <style:style style:name="P303" style:parent-style-name="Standard" style:family="paragraph">
      <style:paragraph-properties fo:line-height="150%"/>
      <style:text-properties fo:font-size="12pt" style:font-size-asian="12pt" style:font-size-complex="12pt" fo:language="en" fo:country="GB"/>
    </style:style>
    <style:style style:name="P304" style:parent-style-name="Standard" style:family="paragraph">
      <style:paragraph-properties fo:line-height="150%"/>
    </style:style>
    <style:style style:name="T305" style:parent-style-name="Absatz-Standardschriftart" style:family="text">
      <style:text-properties fo:font-weight="bold" style:font-weight-asian="bold" style:font-weight-complex="bold" fo:font-size="12pt" style:font-size-asian="12pt" style:font-size-complex="12pt" fo:language="en" fo:country="GB"/>
    </style:style>
    <style:style style:name="T306" style:parent-style-name="Absatz-Standardschriftart" style:family="text">
      <style:text-properties fo:font-size="12pt" style:font-size-asian="12pt" style:font-size-complex="12pt" fo:language="en" fo:country="GB"/>
    </style:style>
    <style:style style:name="T307" style:parent-style-name="Absatz-Standardschriftart" style:family="text">
      <style:text-properties fo:font-size="12pt" style:font-size-asian="12pt" style:font-size-complex="12pt" fo:language="en" fo:country="GB"/>
    </style:style>
    <style:style style:name="T308" style:parent-style-name="Absatz-Standardschriftart" style:family="text">
      <style:text-properties fo:font-size="12pt" style:font-size-asian="12pt" style:font-size-complex="12pt" fo:language="en" fo:country="GB"/>
    </style:style>
    <style:style style:name="P309" style:parent-style-name="Standard" style:family="paragraph">
      <style:paragraph-properties fo:line-height="150%"/>
      <style:text-properties fo:font-size="12pt" style:font-size-asian="12pt" style:font-size-complex="12pt" fo:language="en" fo:country="GB"/>
    </style:style>
    <style:style style:name="P310" style:parent-style-name="Standard" style:family="paragraph">
      <style:paragraph-properties fo:line-height="150%"/>
      <style:text-properties fo:font-size="12pt" style:font-size-asian="12pt" style:font-size-complex="12pt" fo:language="en" fo:country="GB"/>
    </style:style>
    <style:style style:name="P311" style:parent-style-name="Standard" style:family="paragraph">
      <style:paragraph-properties fo:line-height="150%" fo:margin-left="1in" fo:text-indent="-1in">
        <style:tab-stops>
          <style:tab-stop style:type="left" style:position="-0.5in"/>
          <style:tab-stop style:type="left" style:position="0in"/>
        </style:tab-stops>
      </style:paragraph-properties>
    </style:style>
    <style:style style:name="T312" style:parent-style-name="Absatz-Standardschriftart" style:family="text">
      <style:text-properties fo:font-weight="bold" style:font-weight-asian="bold" style:font-weight-complex="bold" fo:font-size="12pt" style:font-size-asian="12pt" style:font-size-complex="12pt" fo:language="en" fo:country="GB"/>
    </style:style>
    <style:style style:name="T313" style:parent-style-name="Absatz-Standardschriftart" style:family="text">
      <style:text-properties fo:font-size="12pt" style:font-size-asian="12pt" style:font-size-complex="12pt" fo:language="en" fo:country="GB"/>
    </style:style>
    <style:style style:name="P314" style:parent-style-name="Standard" style:family="paragraph">
      <style:paragraph-properties fo:line-height="150%"/>
      <style:text-properties fo:font-size="12pt" style:font-size-asian="12pt" style:font-size-complex="12pt" fo:language="en" fo:country="GB"/>
    </style:style>
    <style:style style:name="P315" style:parent-style-name="Standard" style:family="paragraph">
      <style:paragraph-properties fo:line-height="150%"/>
      <style:text-properties fo:font-size="12pt" style:font-size-asian="12pt" style:font-size-complex="12pt" fo:language="en" fo:country="GB"/>
    </style:style>
    <style:style style:name="P316" style:parent-style-name="Standard" style:family="paragraph">
      <style:paragraph-properties fo:line-height="150%" fo:margin-left="1in" fo:text-indent="-1in">
        <style:tab-stops>
          <style:tab-stop style:type="left" style:position="-0.5in"/>
          <style:tab-stop style:type="left" style:position="0in"/>
        </style:tab-stops>
      </style:paragraph-properties>
    </style:style>
    <style:style style:name="T317" style:parent-style-name="Absatz-Standardschriftart" style:family="text">
      <style:text-properties fo:font-weight="bold" style:font-weight-asian="bold" style:font-weight-complex="bold" fo:font-size="12pt" style:font-size-asian="12pt" style:font-size-complex="12pt" fo:language="en" fo:country="GB"/>
    </style:style>
    <style:style style:name="T318" style:parent-style-name="Absatz-Standardschriftart" style:family="text">
      <style:text-properties fo:font-size="12pt" style:font-size-asian="12pt" style:font-size-complex="12pt" fo:language="en" fo:country="GB"/>
    </style:style>
    <style:style style:name="P319" style:parent-style-name="Standard" style:family="paragraph">
      <style:paragraph-properties fo:line-height="150%"/>
      <style:text-properties fo:font-size="12pt" style:font-size-asian="12pt" style:font-size-complex="12pt" fo:language="en" fo:country="GB"/>
    </style:style>
    <style:style style:name="P320" style:parent-style-name="Standard" style:family="paragraph">
      <style:paragraph-properties fo:line-height="150%"/>
      <style:text-properties fo:font-size="12pt" style:font-size-asian="12pt" style:font-size-complex="12pt" fo:language="en" fo:country="GB"/>
    </style:style>
    <style:style style:name="P321" style:parent-style-name="Standard" style:family="paragraph">
      <style:paragraph-properties fo:line-height="150%" fo:margin-left="1in" fo:text-indent="-1in">
        <style:tab-stops>
          <style:tab-stop style:type="left" style:position="-0.5in"/>
          <style:tab-stop style:type="left" style:position="0in"/>
        </style:tab-stops>
      </style:paragraph-properties>
    </style:style>
    <style:style style:name="T322" style:parent-style-name="Absatz-Standardschriftart" style:family="text">
      <style:text-properties fo:font-weight="bold" style:font-weight-asian="bold" style:font-weight-complex="bold" fo:font-size="12pt" style:font-size-asian="12pt" style:font-size-complex="12pt" fo:language="en" fo:country="GB"/>
    </style:style>
    <style:style style:name="T323" style:parent-style-name="Absatz-Standardschriftart" style:family="text">
      <style:text-properties fo:font-size="12pt" style:font-size-asian="12pt" style:font-size-complex="12pt" fo:language="en" fo:country="GB"/>
    </style:style>
    <style:style style:name="T324" style:parent-style-name="Absatz-Standardschriftart" style:family="text">
      <style:text-properties fo:font-size="12pt" style:font-size-asian="12pt" style:font-size-complex="12pt" fo:language="en" fo:country="GB"/>
    </style:style>
    <style:style style:name="P325" style:parent-style-name="Standard" style:family="paragraph">
      <style:paragraph-properties fo:line-height="150%"/>
      <style:text-properties fo:font-size="12pt" style:font-size-asian="12pt" style:font-size-complex="12pt" fo:language="en" fo:country="GB"/>
    </style:style>
    <style:style style:name="P326" style:parent-style-name="Standard" style:family="paragraph">
      <style:paragraph-properties fo:line-height="150%"/>
      <style:text-properties fo:font-size="12pt" style:font-size-asian="12pt" style:font-size-complex="12pt" fo:language="en" fo:country="GB"/>
    </style:style>
    <style:style style:name="P327" style:parent-style-name="Standard" style:family="paragraph">
      <style:paragraph-properties fo:line-height="150%" fo:margin-left="1in" fo:text-indent="-1in">
        <style:tab-stops>
          <style:tab-stop style:type="left" style:position="-0.5in"/>
          <style:tab-stop style:type="left" style:position="0in"/>
        </style:tab-stops>
      </style:paragraph-properties>
    </style:style>
    <style:style style:name="T328" style:parent-style-name="Absatz-Standardschriftart" style:family="text">
      <style:text-properties fo:font-weight="bold" style:font-weight-asian="bold" style:font-weight-complex="bold" fo:font-size="12pt" style:font-size-asian="12pt" style:font-size-complex="12pt" fo:language="en" fo:country="GB"/>
    </style:style>
    <style:style style:name="T329" style:parent-style-name="Absatz-Standardschriftart" style:family="text">
      <style:text-properties fo:font-size="12pt" style:font-size-asian="12pt" style:font-size-complex="12pt" fo:language="en" fo:country="GB"/>
    </style:style>
    <style:style style:name="T330" style:parent-style-name="Absatz-Standardschriftart" style:family="text">
      <style:text-properties style:text-position="25% 100%" fo:font-size="12pt" style:font-size-asian="12pt" style:font-size-complex="12pt" fo:language="en" fo:country="GB"/>
    </style:style>
    <style:style style:name="T331" style:parent-style-name="Absatz-Standardschriftart" style:family="text">
      <style:text-properties fo:font-size="12pt" style:font-size-asian="12pt" style:font-size-complex="12pt" fo:language="en" fo:country="GB"/>
    </style:style>
    <style:style style:name="T332" style:parent-style-name="Absatz-Standardschriftart" style:family="text">
      <style:text-properties style:text-position="-20.8% 100%" fo:font-size="12pt" style:font-size-asian="12pt" style:font-size-complex="12pt" fo:language="en" fo:country="GB"/>
    </style:style>
    <style:style style:name="T333" style:parent-style-name="Absatz-Standardschriftart" style:family="text">
      <style:text-properties fo:font-size="12pt" style:font-size-asian="12pt" style:font-size-complex="12pt" fo:language="en" fo:country="GB"/>
    </style:style>
    <style:style style:name="T334" style:parent-style-name="Absatz-Standardschriftart" style:family="text">
      <style:text-properties style:text-position="25% 100%" fo:font-size="12pt" style:font-size-asian="12pt" style:font-size-complex="12pt" fo:language="en" fo:country="GB"/>
    </style:style>
    <style:style style:name="T335" style:parent-style-name="Absatz-Standardschriftart" style:family="text">
      <style:text-properties fo:font-size="12pt" style:font-size-asian="12pt" style:font-size-complex="12pt" fo:language="en" fo:country="GB"/>
    </style:style>
    <style:style style:name="T336" style:parent-style-name="Absatz-Standardschriftart" style:family="text">
      <style:text-properties style:text-position="-20.8% 100%" fo:font-size="12pt" style:font-size-asian="12pt" style:font-size-complex="12pt" fo:language="en" fo:country="GB"/>
    </style:style>
    <style:style style:name="T337" style:parent-style-name="Absatz-Standardschriftart" style:family="text">
      <style:text-properties fo:font-size="12pt" style:font-size-asian="12pt" style:font-size-complex="12pt" fo:language="en" fo:country="GB"/>
    </style:style>
    <style:style style:name="P338" style:parent-style-name="Standard" style:family="paragraph">
      <style:text-properties fo:language="en" fo:country="GB"/>
    </style:style>
    <style:style style:name="P339" style:parent-style-name="Standard" style:family="paragraph">
      <style:paragraph-properties fo:line-height="150%"/>
      <style:text-properties fo:language="en" fo:country="GB"/>
    </style:style>
  </office:automatic-styles>
  <office:body>
    <office:text text:use-soft-page-breaks="true">
      <text:p text:style-name="P1"/>
      <text:p text:style-name="P3">Real-time data acquisition system</text:p>
      <text:p text:style-name="P4"><text:span text:style-name="T5">for laser and radio-frequency spectroscopy</text:span></text:p>
      <text:p text:style-name="P6"/>
      <text:p text:style-name="P7"><text:span text:style-name="T8">T Brenner, S B</text:span><text:span text:style-name="T9">ü</text:span><text:span text:style-name="T10">ttgenbach</text:span><text:span text:style-name="T11">#</text:span><text:span text:style-name="T12">, T Fabula and W Rupprecht</text:span></text:p>
      <text:p text:style-name="P13"/>
      <text:p text:style-name="P14"><text:span text:style-name="T15">Institut f</text:span><text:span text:style-name="T16">ü</text:span><text:span text:style-name="T17">r Angewandte Physik der Universit</text:span><text:span text:style-name="T18">ä</text:span><text:span text:style-name="T19">t, Wegelerstrasse 8, D-5300 Bonn 1, Federal Republic of<text:s/></text:span><text:span text:style-name="T20">Germany</text:span></text:p>
      <text:p text:style-name="P21"/>
      <text:p text:style-name="P22"><text:span text:style-name="T23">#</text:span><text:span text:style-name="T24">Present address: Institut der Forschungsgesellschaft f</text:span><text:span text:style-name="T25">ü</text:span><text:span text:style-name="T26">r <text:s text:c="2"/>Feinger</text:span><text:span text:style-name="T27">ä</text:span><text:span text:style-name="T28">te-, Mikro- und Uhrentechnik e.V., <text:s/>Breitscheidstrasse 2 b, D-7000 Stuttgart 1, Federal Republic of Germany</text:span></text:p>
      <text:p text:style-name="P29"/>
      <text:p text:style-name="P30"/>
      <text:p text:style-name="P31"><text:span text:style-name="T32">Keywords</text:span></text:p>
      <text:p text:style-name="P33"><text:span text:style-name="T34">real-time data acquisition system, personal computer, laser<text:s/></text:span><text:span text:style-name="T35">spectroscopy, radio-frequency spectroscopy</text:span></text:p>
      <text:p text:style-name="P36"/>
      <text:p text:style-name="P37"><text:span text:style-name="T38">Short title:</text:span><text:span text:style-name="T39"><text:tab/>Real-time data acquisition system</text:span></text:p>
      <text:p text:style-name="P40"/>
      <text:p text:style-name="P41"/>
      <text:p text:style-name="P42"><text:span text:style-name="T43">Abstract.</text:span><text:span text:style-name="T44"><text:s/>A low-cost real-time data acquisition system utilizing a master (PC-XT) and a slave (Z80) computer for high-resolution atomic spectroscopy is<text:s/></text:span><text:span text:style-name="T45">described. The master and the slave computer are linked by a high-speed parallel FIFO-buffer permitting data acquisition on a fixed time schedule with 4<text:s/></text:span><text:span text:style-name="T46">μ</text:span><text:span text:style-name="T47">s time resolution. A modular interface box allows the system to control complex<text:s/></text:span><text:span text:style-name="T48">spectroscopic experiments. The use of commercial software packages allows fast and efficient data reduction and analysis on the same computer system. The performance of the system has been demonstrated in a polarization spectroscopy experiment on Zirconium</text:span><text:span text:style-name="T49">.</text:span></text:p>
      <text:p text:style-name="P50"/>
      <text:p text:style-name="P51"/>
      <text:p text:style-name="P52"><text:span text:style-name="T53">1. Introduction</text:span></text:p>
      <text:p text:style-name="P54"/>
      <text:p text:style-name="P55">Spectroscopy, i.e. the study of emission and absorption of electromagnetic radiation by matter, is the main source of our information about atomic structure.<text:s/></text:p>
      <text:p text:style-name="P56"/>
      <text:p text:style-name="P57"><text:span text:style-name="T58">Two principle experimental techniques have been applied by our group for th</text:span><text:span text:style-name="T59">e investigation of atomic fine<text:s/></text:span><text:soft-page-break/><text:span text:style-name="T60">and hyperfine structure. The atomic beam magnetic resonance method in combination with state-selective laser-induced detection of rf-resonant atoms has been used to measure hyperfine structure splittings and g</text:span><text:span text:style-name="T61">J</text:span><text:span text:style-name="T62"><text:s/>factors of met</text:span><text:span text:style-name="T63">astable states with high precision (Brenner et al 1985).</text:span><text:span text:style-name="T64"><text:s/></text:span><text:span text:style-name="T65">In addition, Doppler-free laser spectroscopic methods have been applied to study isotope shifts and hyperfine structures of atomic transitions starting from metastable levels (Bourauel et al 1987).</text:span></text:p>
      <text:p text:style-name="P66"/>
      <text:p text:style-name="P67">In order to achieve high accuracy and sensitivity in such experiments fully computer-controlled spectrometers have to be used especially in the case of weak and/or perturbed signals. The data acquisition system of such a spectrometer should be able to control the experiment in real time and to process a large amount of data in a fast and reliable manner. In this paper we describe a versatile PC-based data acquisition system that meets these requirements.</text:p>
      <text:p text:style-name="P68"/>
      <text:p text:style-name="P69"/>
      <text:p text:style-name="P70"><text:span text:style-name="T71">2. The hardware of the system</text:span></text:p>
      <text:p text:style-name="P72"/>
      <text:p text:style-name="P73">Several criteria need to be considered in designing and implementing a data acquisition system for the control of high-resolution laser and rf spectrometers. The response time of the system should allow real-time applications with no limits set by the operating system (e.g. interrupt handling). In addition, the whole system should be constructed in a modular way so that it may be used to control various experimental setups with a minimum of hardware and interface modifications. Furthermore, the system should be easy to use and<text:s/>to maintain, and it should allow fast and efficient program development.<text:s/></text:p>
      <text:p text:style-name="P74">In order to satisfy these requirements we chose a two-processor-system configuration which offers the advantage of separating the tasks of fast data acquisition and time consuming data processing.<text:s/></text:p>
      <text:p text:style-name="P75"/>
      <text:p text:style-name="P76">The hardware of the system comprises four main parts:</text:p>
      <text:p text:style-name="P77"/>
      <text:p text:style-name="P78">(1) The PC master computer, which uses a high-level user friendly operating system, interfaces with the user and controls the data analysis and storage.<text:s/></text:p>
      <text:p text:style-name="P79"/>
      <text:p text:style-name="P80">(2) The Z80 slave computer,<text:s/>which manages the timing and the real-time data acquisition and controls the experiment.<text:s/></text:p>
      <text:p text:style-name="P81"/>
      <text:p text:style-name="P82">(3) The FIFO-buffer (First-in-first-out), which allows an asynchronous communication and buffering of the transmitted data, provides the real-time capability of the<text:s/>slave computer.</text:p>
      <text:p text:style-name="P83"/>
      <text:p text:style-name="P84">(4) The interface box, which contains several standardized I/O-modules, that link the system to the spectrometer. Figure 1 shows a block diagram of the whole system.</text:p>
      <text:p text:style-name="P85"/>
      <text:p text:style-name="P86"><text:span text:style-name="T87">2.1 The PC master computer</text:span></text:p>
      <text:p text:style-name="P88"/>
      <text:p text:style-name="P89">An IBM-compatible personal computer<text:s/>(PC-XT, 8088/8 MHz) with 640-kByte memory and a numeric coprocessor (8087/8 MHz) was selected as master computer because of its versatility and the availability of commercial hardware extensions and software packages. The system uses a 32-MByte NEC harddisk and two floppy drives (1.2 MByte/360 kByte) for storage of programs and spectroscopic data. In addition, the system includes a high resolution monochrome monitor, a HERCULES-compatible graphics card and an EPSON FX-100 printer. Input/output is controlled<text:s/>by a multifunction card containing two serial ports, an additional parallel port and a real-time clock. A homemade parallel interface card is used to connect the master computer to the slave computer. This interface card is equipped with 96 parallel I/O-ports mounted on a PC-prototype board. In order to avoid stray pickup and to suppress signal distortion dual-line drivers/receivers (TEXAS INSTRUMENTS SN72172, SN72173) buffer the data channels between the master and the slave computer. An optional HP IEEE-488 interface card may be used to link commercial measurement equipment, for example a TEKTRONIX storage oscilloscope (model 2230) or a HEWLETT PACKARD dynamic signal analyzer (model 3561A).</text:p>
      <text:p text:style-name="P90"/>
      <text:p text:style-name="P91"><text:span text:style-name="T92">2.2 The Z80 slave computer</text:span></text:p>
      <text:p text:style-name="P93"/>
      <text:p text:style-name="P94">The Z80 slave computer consists of a<text:s/>modular ECB (Europe card bus) system containing the following components:</text:p>
      <text:p text:style-name="P95"/>
      <text:p text:style-name="P96">(1) A Z80-CPU card (CMOS, 4 MHz) with 32-kByte static RAM, two parallel ports (Z80-PIO) and a ROM-resident FORTH-kernel (32-kByte EPROM).</text:p>
      <text:p text:style-name="P97"/>
      <text:p text:style-name="P98"><text:span text:style-name="T99">(2) A timer card (4 x Z80-CTC), which gen</text:span><text:span text:style-name="T100">erates timing intervals from 4<text:s/></text:span><text:span text:style-name="T101">μ</text:span><text:span text:style-name="T102">s to about 10</text:span><text:span text:style-name="T103">5</text:span><text:span text:style-name="T104"><text:s/>days, for the exact timing of the measurements. These four timers manage the temporal interaction of the whole system and render complex measuring-time schedules possible.</text:span></text:p>
      <text:p text:style-name="P105"/>
      <text:p text:style-name="P106">(3) A parallel interface card (4 x Z80-PIO) to control the interface box.<text:s/></text:p>
      <text:p text:style-name="P107"/>
      <text:soft-page-break/>
      <text:p text:style-name="P108">(4) A serial interface card (3 x Z80-SIO) for communication with the laser control interface (Kress 1985) and RS-232 terminal communication (19.2 kBaud) with the master computer.</text:p>
      <text:p text:style-name="P109"/>
      <text:p text:style-name="P110"><text:span text:style-name="T111">(5) An interface box driver card</text:span><text:span text:style-name="T112"><text:s/></text:span><text:span text:style-name="T113">to<text:s/></text:span><text:span text:style-name="T114">maintain signal amplification of the I/O-modules.</text:span></text:p>
      <text:p text:style-name="P115"/>
      <text:p text:style-name="P116">In order to set up the slave computer for operation, its FORTH-interpreter waits for control words sent by the PC master computer, which operates as a RS-232 terminal. During an experimental run the high-speed transmission of spectroscopic data takes place via the FIFO-buffers.</text:p>
      <text:p text:style-name="P117"/>
      <text:p text:style-name="P118"><text:span text:style-name="T119">2.3 The FIFO-buffer</text:span></text:p>
      <text:p text:style-name="P120"/>
      <text:p text:style-name="P121">When developing computer programs for a two-processor-system special care has to be taken in organizing the data transfer between the two computers. As in our case the slave computer has to run on a fixed time schedule (real-time data acquisition), having to wait for the readiness of the master computer for sending or receiving data must be avoided.</text:p>
      <text:p text:style-name="P122"><text:span text:style-name="T123">Programming is facilitated by buffering the data flow<text:s/></text:span><text:span text:style-name="T124">between the computers with a FIFO memory buffer. A FIFO-buffer consists of a memory with separated input and output port. The incoming words are put on a stack. A word is read from the FIFO by removing the word from the bottom of the stack. In this way the</text:span><text:span text:style-name="T125"><text:s/>stack preserves the temporal order of the data stream. Both master and slave computer have independent access to the FIFO-buffer. There are two FIFO-buffers per data direction (see figure 2). The slave processor can write data directly into the<text:s/></text:span><text:span text:style-name="T126">input</text:span><text:span text:style-name="T127"><text:s/>FIFO</text:span><text:span text:style-name="T128"><text:s/>(DATA-IN, DATCTRL); the<text:s/></text:span><text:span text:style-name="T129">output</text:span><text:span text:style-name="T130"><text:s/>FIFO (DATA-OUT) provides data from the master computer. Using the FIFO-buffers there are three constraints:<text:s/></text:span></text:p>
      <text:p text:style-name="P131">a) The master computer has to empty the input FIFO in time to avoid a full stack.</text:p>
      <text:p text:style-name="P132">b) The master computer has to fill the output FIFO before the slave computer begins to read the data.</text:p>
      <text:p text:style-name="P133">c) The memory size (stack depth) of the FIFO-buffer must be large enough to prevent stack overflow.</text:p>
      <text:p text:style-name="P134">Therefore a software protocol manages the FIFO operation. The status of the FIFOs is<text:s/>shown by the signals 'stack full' and 'stack empty'. The master computer uses the signals to serve the FIFOs. As for the slave computer, at least the input FIFO always has to show that it is ready for data transfer. In order to detect errors in the data transfer timing, the slave computer also checks the status signals before reading and writing.<text:s/></text:p>
      <text:p text:style-name="P135">The FIFO-buffer we used is the Zilog Z8038-FIO (FIFO Input-Output) which has a stack depth of 128 words and a width of 1 byte. Width and depth can easily be expanded by cascading the FIOs. The FIFO-buffers are connected on the one side directly to the Z80 system bus, on the other side they communicate via two wire handshake with peripheral parallel I/O ports (8255 PPI) of the PC. The status and the control signal pins of the FIOs are also connected with parallel I/O ports (PIO and PPI) on both sides.</text:p>
      <text:soft-page-break/>
      <text:p text:style-name="P136"><text:span text:style-name="T137">The time necessary for data transfer from a peripheral device (e.g. photon counters) through the FIFO-buffer to the master computer takes less then 10</text:span><text:span text:style-name="T138">μ</text:span><text:span text:style-name="T139">s corresponding t</text:span><text:span text:style-name="T140">o a data rate of approximately 10</text:span><text:span text:style-name="T141">5</text:span><text:span text:style-name="T142"><text:s/>words (16 bit) per second. Figure 2 shows a scheme of the communication between the master and the slave computer.</text:span></text:p>
      <text:p text:style-name="P143"/>
      <text:p text:style-name="P144"><text:span text:style-name="T145">2.4 The interface box</text:span></text:p>
      <text:p text:style-name="P146"/>
      <text:p text:style-name="P147">A standard interface bus system has been implemented to guarantee high flexibility. The interface modules are controlled by 8 CONTROL lines and selected by 8 ADDRESS lines allowing a maximum of 256 I/O-modules to be addressed. 16 DATA-IN and 16 DATA-OUT lines transmit information from or to the spectrometer.<text:s/></text:p>
      <text:p text:style-name="P148"/>
      <text:p text:style-name="P149">The hardware of the interface box consists of the following modules (see figure 3):</text:p>
      <text:p text:style-name="P150"/>
      <text:p text:style-name="P151">(1) A voltage-to-frequency converter module (BURR-BROWN VFC 62) with two channels for voltages between 0 - 2 V and 0 - 10 V, respectively.<text:s/></text:p>
      <text:p text:style-name="P152"/>
      <text:p text:style-name="P153">(2) A counter card (two 32-bit TTL-channels) to acquire<text:s/>calibration and measuring signal counts. The maximum counting rate is 50 MHz.<text:s/></text:p>
      <text:p text:style-name="P154"/>
      <text:p text:style-name="P155">(3) A counter card (two 32-bit ECL-channels) for fluorescence photon counting up to a maximum counting rate of 150 MHz.<text:s/></text:p>
      <text:p text:style-name="P156"/>
      <text:p text:style-name="P157">(4) A radio-frequency decade (SCHOMANDL MG520M, 1-520<text:s/>MHz) parallel interface card for rf-spectrometer use.<text:s/></text:p>
      <text:p text:style-name="P158"/>
      <text:p text:style-name="P159">(5) A single-bit I/O-card (16 bit) to control error signals which may occur during the experimental run.</text:p>
      <text:p text:style-name="P160"/>
      <text:p text:style-name="P161">A standardized 19" housing contains the Z80 slave computer and the interface box. Due to the modular design of the interface box a maximum of flexibility has been achieved allowing modifications and replacement of ECB- or I/O-modules without affecting the rest of the acquisition system.</text:p>
      <text:p text:style-name="P162"/>
      <text:p text:style-name="P163"><text:span text:style-name="T164">3. The software of the system</text:span></text:p>
      <text:p text:style-name="P165"/>
      <text:p text:style-name="P166"><text:span text:style-name="T167">The software is divided into t</text:span><text:span text:style-name="T168">wo independent programs since the Z80 slave computer is responsible for real-</text:span><text:soft-page-break/><text:span text:style-name="T169">time data acquisition and the PC master computer for the data processing and storage. The software is written in the FORTH programming language (Laboratory Microsystems 1984) in o</text:span><text:span text:style-name="T170">rder</text:span><text:span text:style-name="T171"><text:s/></text:span><text:span text:style-name="T172">to facilitate convenient operation with large portions of data without a 64-kByte limit and to provide for the possibility of including machine language routines for direct memory control and I/O-port access. The FORTH-kernel of the slave and all its<text:s/></text:span><text:span text:style-name="T173">primitives (e.g. master communication, counter control, setting of the rf decade) are ROM-resident in order to simplify an autonomous operation of the slave computer. The actual measuring program is loaded from the harddisk into the Z80 RAM-memory by the u</text:span><text:span text:style-name="T174">ser. Program modifications and maintenance can easily be performed at the PC-console. The PC-resident terminal program also enables the user to modify parameters or even the measuring program, and to log on to the slave system. Before an experimental run t</text:span><text:span text:style-name="T175">he user is able to switch between the master and the slave, to check the I/O-modules and the status of the slave computer. During the measurement the data acquisition system operates under full slave computer control.</text:span></text:p>
      <text:p text:style-name="P176"/>
      <text:p text:style-name="P177">The operation software of the two-processor-system provides for the following options:</text:p>
      <text:p text:style-name="P178"/>
      <text:p text:style-name="P179"><text:span text:style-name="T180">Slave:</text:span></text:p>
      <text:p text:style-name="P181">*<text:tab/>Control of the spectroscopic experiment in real time. This includes sweeping of the dye laser and of the rf decade and reading the counters.<text:s/></text:p>
      <text:p text:style-name="P182"/>
      <text:p text:style-name="P183">*<text:tab/>Preprocessing of the incoming data and<text:s/>transmission to the master computer through the FIFO-buffers.</text:p>
      <text:p text:style-name="P184"/>
      <text:p text:style-name="P185"><text:span text:style-name="T186">Master:</text:span></text:p>
      <text:p text:style-name="P187">*<text:tab/>On-line display of the fluorescence spectrum on the monitor.</text:p>
      <text:p text:style-name="P188"/>
      <text:p text:style-name="P189">*<text:tab/>Storage of fluorescence and calibrating etalon signals along with the operational parameters on the harddisk.<text:s/></text:p>
      <text:p text:style-name="P190"/>
      <text:p text:style-name="P191">*<text:tab/>Menu<text:s/>control in order to guide the user through the experiment and to provide convenient help facilities.</text:p>
      <text:p text:style-name="P192"/>
      <text:p text:style-name="P193">The master PC also offers sufficient computing power for off-line analysis of the measured data (Lorentzian/Gaussian curve fits). These may be<text:s/>compared with the results of a spectra simulation program written in Turbo-Pascal (Borland International 1985). A hardcopy of the spectra may be sent to a graphics printer or to a plotter with no loss of resolution. For further mathematical processing of the measured spectra the spectroscopic data may be transferred to commercial software packages (e.g. ASYST, SYMPHONY) or<text:s/><text:soft-page-break/>even to an IBM 3081 mainframe with advanced capabilities.</text:p>
      <text:p text:style-name="P194"/>
      <text:p text:style-name="P195"/>
      <text:p text:style-name="P196"><text:span text:style-name="T197">4. Polarization spectroscopy of Zirconium</text:span></text:p>
      <text:p text:style-name="P198"/>
      <text:p text:style-name="P199"><text:span text:style-name="T200">The performance of the data acqui</text:span><text:span text:style-name="T201">sition system has been checked by measuring isotope shifts of Zirconium by laser polarization spectroscopy in a hollow cathode discharge. A schematic diagram of the experimental arrangement used is shown in figure 4. The laser system used in these experime</text:span><text:span text:style-name="T202">nts is a COHERENT RADIATION (CR 699-21) single-mode dye laser pumped by a SPECTRA PHYSICS Argon-ion laser. The single-mode operation of the laser is monitored by a scanning Fabry-P</text:span><text:span text:style-name="T203">é</text:span><text:span text:style-name="T204">rot interferometer (2 GHz free spectral range). The frequency scan of the l</text:span><text:span text:style-name="T205">aser is calibrated with a fixed 60 MHz reference cavity (B</text:span><text:span text:style-name="T206">ü</text:span><text:span text:style-name="T207">ttgenbach and K</text:span><text:span text:style-name="T208">ü</text:span><text:span text:style-name="T209">pper 1986)</text:span><text:span text:style-name="T210"><text:s/></text:span><text:span text:style-name="T211">and the fringes are monitored on the data acquisition system along with the polarization spectroscopic signal. In order to find the proper wavelength a digital wavemeter<text:s/></text:span><text:span text:style-name="T212">with a Zeeman stabilized He-Ne reference laser is used. The laser frequency is swept and the polarization signal is detected phase sensitively by a lock-in amplifier (ITHACO 5205). A typical spectrum corresponding to the transition a</text:span><text:span text:style-name="T213">3</text:span><text:span text:style-name="T214">F</text:span><text:span text:style-name="T215">2</text:span><text:span text:style-name="T216"><text:s/>-&gt; z</text:span><text:span text:style-name="T217">5</text:span><text:span text:style-name="T218">F</text:span><text:span text:style-name="T219">1</text:span><text:span text:style-name="T220"><text:s/></text:span><text:span text:style-name="T221">in ZrI (λ =</text:span><text:span text:style-name="T222"><text:s/>595.5 nm) is shown in figure 5. In the upper part of figure 5 the 60 MHz fringes used as frequency markers are shown. In this way isotope shifts of the neutral Zirconium atom have been measured by Doppler-free laser polarization spectroscopy (Bourauel et<text:s/></text:span><text:span text:style-name="T223">al 1987). Hyperfine structure measurements and the results of a parametric analysis of the hyperfine structure and isotope shifts will be published elsewhere (B</text:span><text:span text:style-name="T224">ü</text:span><text:span text:style-name="T225">ttgenbach and Rupprecht 1988).</text:span></text:p>
      <text:p text:style-name="P226"/>
      <text:p text:style-name="P227"/>
      <text:p text:style-name="P228"><text:span text:style-name="T229">5. Conclusion</text:span></text:p>
      <text:p text:style-name="P230"/>
      <text:p text:style-name="P231">A PC-based data acquisition system has been proved to be a powerful instrument for use in rf and laser spectrometers with a wide variety of applications. The system, based on an IBM-compatible PC and a Z80 slave computer, was successfully applied in high resolution laser polarization spectroscopy.<text:s/></text:p>
      <text:p text:style-name="P232"><text:span text:style-name="T233">The</text:span><text:span text:style-name="T234"><text:s/>realization as a two-processor system has the advantage of a very fast system response. Data acquisition and controlling an experiment can be performed with a time resolution of at least 4<text:s/></text:span><text:span text:style-name="T235">μ</text:span><text:span text:style-name="T236">s. Programming the system without complex interrupt handling rout</text:span><text:span text:style-name="T237">ines is possible by virtue of the excellent real-time capability of the slave computer, a capability based mainly on the independently working FIFO-buffers. The system consists of standardized components and is widely expandable. Hardware expansions might<text:s/></text:span><text:span text:style-name="T238">consist of additional interface modul</text:span><text:span text:style-name="T239">e</text:span><text:span text:style-name="T240">s (e.g. A/D-, D/A-converters) as well as replacing the PC-XT console with a PC-AT (16 bit) or even a 32-bit-technology computer with no need for further hardware modifications.</text:span></text:p>
      <text:p text:style-name="P241"/>
      <text:p text:style-name="P242">The ability to analyze the spectroscopic<text:s/>data immediately on the same computer is an appealing feature. Future versions of the software will utilize correlation techniques and on-line numerical analysis in order to reject bad scans and to achieve maximum data reduction. <text:s/>Further software improvements might also be added using commercial software packages and software tools running under the PC-DOS operating system.</text:p>
      <text:p text:style-name="P243"/>
      <text:p text:style-name="P244"><text:span text:style-name="T245">Acknowledgments</text:span></text:p>
      <text:p text:style-name="P246"/>
      <text:p text:style-name="P247">The authors would like to thank K D Krause for his help in implementing the FORTH-kernel on the Z80 slave<text:s/>computer system.</text:p>
      <text:p text:style-name="P248"/>
      <text:soft-page-break/>
      <text:p text:style-name="P249"><text:span text:style-name="T250">References</text:span></text:p>
      <text:p text:style-name="P251"/>
      <text:p text:style-name="P252"/>
      <text:p text:style-name="P253">Borland International 1985, Turbo Pascal, Version 3.0 Reference Manual, 4585 Scotts Valley Drive, Scotts Valley, CA 95066, USA</text:p>
      <text:p text:style-name="P254"/>
      <text:p text:style-name="P255"><text:span text:style-name="T256">Bourauel Ch, B</text:span><text:span text:style-name="T257">ü</text:span><text:span text:style-name="T258">ttgenbach S and Rupprecht W 1987 Isotope shift measurements in zirconium by Dopple</text:span><text:span text:style-name="T259">r-free laser polarization spectroscopy Z.Phys.<text:s/></text:span><text:span text:style-name="T260">D7</text:span><text:span text:style-name="T261"><text:s/>129-32</text:span></text:p>
      <text:p text:style-name="P262"/>
      <text:p text:style-name="P263"><text:span text:style-name="T264">Brenner T, B</text:span><text:span text:style-name="T265">ü</text:span><text:span text:style-name="T266">ttgenbach S, Rupprecht W and Tr</text:span><text:span text:style-name="T267">ä</text:span><text:span text:style-name="T268">ber F 1985 Nuclear moments of the low abundant natural isotope<text:s/></text:span><text:span text:style-name="T269">176</text:span><text:span text:style-name="T270">Lu and hyperfine anomalies in the lutetium isotopes Nucl.Phys.<text:s/></text:span><text:span text:style-name="T271">A440</text:span><text:span text:style-name="T272"><text:s/>407-23</text:span></text:p>
      <text:p text:style-name="P273"/>
      <text:p text:style-name="P274"><text:span text:style-name="T275">B</text:span><text:span text:style-name="T276">ü</text:span><text:span text:style-name="T277">ttgenbach S and K</text:span><text:span text:style-name="T278">ü</text:span><text:span text:style-name="T279">pper T 1986 A temperature-controlled non-confocal spherical mirror marker interferometer J.Phys.E:Sci.Instrum.</text:span><text:span text:style-name="T280">19</text:span><text:span text:style-name="T281"><text:s/>49-52</text:span></text:p>
      <text:p text:style-name="P282"/>
      <text:p text:style-name="P283"><text:span text:style-name="T284">B</text:span><text:span text:style-name="T285">ü</text:span><text:span text:style-name="T286">ttgenbach S and Rupprecht W 1988 in preparation</text:span></text:p>
      <text:p text:style-name="P287"/>
      <text:p text:style-name="P288"><text:span text:style-name="T289">Kress W 1985 Aufbau eines mikrocomputergesteuerten Messwerterfassun</text:span><text:span text:style-name="T290">gssystems f</text:span><text:span text:style-name="T291">ü</text:span><text:span text:style-name="T292">r die Fluoreszenzspektroskopie Diploma Thesis Universit</text:span><text:span text:style-name="T293">ä</text:span><text:span text:style-name="T294">t Bonn</text:span></text:p>
      <text:p text:style-name="P295"/>
      <text:p text:style-name="P296">Laboratory Microsystems, Inc. 1984, PC/FORTH, Version 3.0 Reference Manual, P.O.Box 10430 Marina del Rey, CA 90295, USA</text:p>
      <text:p text:style-name="P297"/>
      <text:p text:style-name="P298"/>
      <text:soft-page-break/>
      <text:p text:style-name="P299"><text:span text:style-name="T300">Figure Captions</text:span></text:p>
      <text:p text:style-name="P301"/>
      <text:p text:style-name="P302"/>
      <text:p text:style-name="P303"/>
      <text:p text:style-name="P304"><text:span text:style-name="T305">Figure 1.</text:span><text:span text:style-name="T306"><text:s/></text:span><text:span text:style-name="T307"><text:tab/>Block diagram of the<text:s/></text:span><text:span text:style-name="T308">data acquisition system.</text:span></text:p>
      <text:p text:style-name="P309"/>
      <text:p text:style-name="P310"/>
      <text:p text:style-name="P311"><text:span text:style-name="T312">Figure 2.</text:span><text:span text:style-name="T313"><text:tab/>FIFO-communication between the master and the slave computer.</text:span></text:p>
      <text:p text:style-name="P314"/>
      <text:p text:style-name="P315"/>
      <text:p text:style-name="P316"><text:span text:style-name="T317">Figure 3.</text:span><text:span text:style-name="T318"><text:tab/>The interface box linking the data acquisition system to the spectrometer.</text:span></text:p>
      <text:p text:style-name="P319"/>
      <text:p text:style-name="P320"/>
      <text:p text:style-name="P321"><text:span text:style-name="T322">Figure 4.</text:span><text:span text:style-name="T323"><text:tab/>Experimental setup for laser polarization spectroscopy in<text:s/></text:span><text:span text:style-name="T324">a hollow cathode discharge.</text:span></text:p>
      <text:p text:style-name="P325"/>
      <text:p text:style-name="P326"/>
      <text:p text:style-name="P327"><text:span text:style-name="T328">Figure 5.</text:span><text:span text:style-name="T329"><text:tab/>Polarization spectrum of the transition a</text:span><text:span text:style-name="T330">3</text:span><text:span text:style-name="T331">F</text:span><text:span text:style-name="T332">2</text:span><text:span text:style-name="T333"><text:s/>-&gt; z</text:span><text:span text:style-name="T334">5</text:span><text:span text:style-name="T335">F</text:span><text:span text:style-name="T336">1</text:span><text:span text:style-name="T337"><text:s/>of ZrI (λ = 595.5 nm).</text:span></text:p>
      <text:p text:style-name="P338"/>
      <text:p text:style-name="P33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Times New Roman Standard" svg:font-family="Times New Roman Standard" style:font-family-generic="roman" style:font-pitch="variable"/>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Symbol" style:font-charset="x-symbol" svg:font-family="Symbol" style:font-family-generic="roman" style:font-pitch="variable" svg:panose-1="5 5 1 2 1 7 6 2 5 7"/>
    <style:font-face style:name="Times New Roman Standard CE" svg:font-family="Times New Roman Standard CE" style:font-family-generic="roman" style:font-pitch="variable"/>
    <style:font-face style:name="Times New Roman Standard Greek" svg:font-family="Times New Roman Standard Greek" style:font-family-generic="roman" style:font-pitch="variable"/>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de" fo:country="DE" style:language-asian="de" style:country-asian="DE"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margin-top="0.1666in" fo:margin-bottom="0.0416in"/>
      <style:text-properties style:font-name="Calibri Light" style:font-name-asian="Times New Roman" style:font-name-complex="Times New Roman" fo:font-weight="bold" style:font-weight-asian="bold" style:font-weight-complex="bold" style:letter-kerning="true" fo:font-size="16pt" style:font-size-asian="16pt" style:font-size-complex="16pt" fo:hyphenate="false"/>
    </style:style>
    <style:style style:name="Standard" style:display-name="Standard" style:family="paragraph">
      <style:paragraph-properties fo:widows="0" fo:orphans="0" style:text-autospace="none"/>
      <style:text-properties style:font-name="Times New Roman Standard" style:font-name-asian="Times New Roman Standard" style:font-name-complex="Times New Roman Standard" style:language-complex="de" style:country-complex="DE" fo:hyphenate="false"/>
    </style:style>
    <style:style style:name="Absatz-Standardschriftart" style:display-name="Absatz-Standardschriftart" style:family="text"/>
    <style:style style:name="EndnoteCharacters" style:display-name="Endnote Characters" style:family="text"/>
    <style:style style:name="FootnoteCharacters" style:display-name="Footnote Characters" style:family="text"/>
    <style:style style:name="Heading" style:display-name="Heading" style:family="paragraph" style:parent-style-name="Standard" style:next-style-name="Textkörper">
      <style:paragraph-properties fo:keep-with-next="always" fo:margin-top="0.1666in" fo:margin-bottom="0.0833in"/>
      <style:text-properties style:font-name="Arial" style:font-name-asian="Microsoft YaHei" style:font-name-complex="Lucida Sans" fo:font-size="14pt" style:font-size-asian="14pt" style:font-size-complex="14pt" fo:hyphenate="false"/>
    </style:style>
    <style:style style:name="Textkörper" style:display-name="Textkörper" style:family="paragraph" style:parent-style-name="Standard">
      <style:paragraph-properties fo:margin-bottom="0.0833in"/>
      <style:text-properties fo:hyphenate="false"/>
    </style:style>
    <style:style style:name="Liste" style:display-name="Liste" style:family="paragraph" style:parent-style-name="Textkörper">
      <style:text-properties style:font-name-complex="Lucida Sans" fo:hyphenate="false"/>
    </style:style>
    <style:style style:name="Beschriftung" style:display-name="Beschriftung"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hyphenate="false"/>
    </style:style>
    <style:style style:name="Fußzeile" style:display-name="Fußzeile" style:family="paragraph" style:parent-style-name="Standard">
      <style:paragraph-properties text:number-lines="false">
        <style:tab-stops>
          <style:tab-stop style:type="center" style:position="3.1333in"/>
          <style:tab-stop style:type="right" style:position="6.2673in"/>
        </style:tab-stops>
      </style:paragraph-properties>
      <style:text-properties fo:hyphenate="false"/>
    </style:style>
    <style:style style:name="Überschrift1Zchn" style:display-name="Überschrift 1 Zchn" style:family="text" style:parent-style-name="Absatz-Standardschriftart">
      <style:text-properties style:font-name="Calibri Light" style:font-name-asian="Times New Roman" style:font-name-complex="Times New Roman" fo:font-weight="bold" style:font-weight-asian="bold" style:font-weight-complex="bold" style:letter-kerning="true" fo:font-size="16pt" style:font-size-asian="16pt" style:font-size-complex="16pt" style:language-complex="de" style:country-complex="DE"/>
    </style:style>
    <style:style style:name="Aufzählungszeichen" style:display-name="Aufzählungszeichen" style:family="paragraph" style:parent-style-name="Standard" style:list-style-name="LFO1">
      <style:paragraph-properties style:contextual-spacing="true"/>
      <style:text-properties fo:hyphenate="false"/>
    </style:style>
    <style:style style:name="WW_CharLFO1LVL1" style:family="text">
      <style:text-properties style:font-name="Symbol"/>
    </style:style>
    <text:list-style style:name="LFO1" style:display-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5in" fo:margin-bottom="1in" fo:margin-right="0.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5in"/>
      </style:footer-style>
    </style:page-layout>
    <style:style style:name="T2" style:parent-style-name="Absatz-Standardschriftart" style:family="text">
      <style:text-properties style:font-name-asian="Times New Roman" style:font-name-complex="Times New Roman" fo:font-size="12pt" style:font-size-asian="12pt" style:font-size-complex="12pt"/>
    </style:style>
    <style:style style:family="graphic" style:name="a0" style:parent-style-name="Graphics">
      <style:graphic-properties fo:wrap-option="wrap" fo:border="0.01042in none" fo:padding-top="0in" fo:padding-bottom="0in" fo:padding-left="0in" fo:padding-right="0in" fo:background-color="#ffffff" draw:textarea-vertical-align="top" draw:textarea-horizontal-align="left" style:wrap="none" draw:opacity="0%" style:horizontal-rel="paragraph" style:vertical-rel="paragraph" style:horizontal-pos="center" style:vertical-pos="from-top" draw:auto-grow-width="false" draw:auto-grow-height="false"/>
      <style:paragraph-properties style:font-independent-line-spacing="false" style:writing-mode="lr-tb"/>
    </style:style>
  </office:automatic-styles>
  <office:master-styles>
    <style:master-page style:name="MP0" style:page-layout-name="PL0">
      <style:footer>
        <text:p text:style-name="Standard"><draw:frame draw:z-index="251659264" draw:id="id0" draw:style-name="a0" draw:name="Text Box 1" text:anchor-type="paragraph" svg:x="0in" svg:y="0in" svg:width="0.40903in" svg:height="0.19028in" style:rel-width="scale" style:rel-height="scale"><draw:text-box><text:p text:style-name="Standard"><text:span text:style-name="T2"><text:page-number style:num-format="1" text:fixed="false">11</text:page-number></text:span></text:p></draw:text-box><svg:title/><svg:desc/></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Thomas Fabula</meta:initial-creator>
    <dc:creator>Thomas Fabula</dc:creator>
    <meta:creation-date>2022-06-18T20:28:00Z</meta:creation-date>
    <dc:date>2022-06-18T20:36:00Z</dc:date>
    <meta:print-date>2022-06-18T20:27:00Z</meta:print-date>
    <meta:template xlink:href="Normal.dotm" xlink:type="simple"/>
    <meta:editing-cycles>4</meta:editing-cycles>
    <meta:editing-duration>PT0S</meta:editing-duration>
    <meta:document-statistic meta:page-count="10" meta:paragraph-count="34" meta:word-count="2383" meta:character-count="17368" meta:row-count="125" meta:non-whitespace-character-count="15019"/>
  </office:meta>
</office:document-meta>
</file>